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68.73mm" svg:y="15.93mm">
            <draw:object draw:notify-on-update-of-ranges="Лист1.D4:Лист1.D134 Лист1.F4:Лист1.F134 Лист1.G4:Лист1.G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134])" office:value-type="float" office:value="77.26" calcext:value-type="float">
            <text:p>77,26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  <table:table-cell/>
          <table:table-cell table:formula="of:=MAX([.G17:.G121])" office:value-type="float" office:value="12.93" calcext:value-type="float">
            <text:p>12,93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.5" calcext:value-type="float">
            <text:p>13,5</text:p>
          </table:table-cell>
          <table:table-cell office:value-type="float" office:value="428875" calcext:value-type="float">
            <text:p>428875</text:p>
          </table:table-cell>
          <table:table-cell office:value-type="float" office:value="14.16" calcext:value-type="float">
            <text:p>14,16</text:p>
          </table:table-cell>
          <table:table-cell office:value-type="float" office:value="8.53" calcext:value-type="float">
            <text:p>8,53</text:p>
          </table:table-cell>
          <table:table-cell office:value-type="float" office:value="5.62" calcext:value-type="float">
            <text:p>5,62</text:p>
          </table:table-cell>
          <table:table-cell table:formula="of:=[.$D$2]-[.D4]" office:value-type="float" office:value="63.1" calcext:value-type="float">
            <text:p>63,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.87" calcext:value-type="float">
            <text:p>15,87</text:p>
          </table:table-cell>
          <table:table-cell office:value-type="float" office:value="428923" calcext:value-type="float">
            <text:p>428923</text:p>
          </table:table-cell>
          <table:table-cell office:value-type="float" office:value="14.74" calcext:value-type="float">
            <text:p>14,74</text:p>
          </table:table-cell>
          <table:table-cell office:value-type="float" office:value="11.64" calcext:value-type="float">
            <text:p>11,64</text:p>
          </table:table-cell>
          <table:table-cell office:value-type="float" office:value="3.1" calcext:value-type="float">
            <text:p>3,1</text:p>
          </table:table-cell>
          <table:table-cell table:formula="of:=[.$D$2]-[.D5]" office:value-type="float" office:value="62.52" calcext:value-type="float">
            <text:p>62,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.14" calcext:value-type="float">
            <text:p>15,14</text:p>
          </table:table-cell>
          <table:table-cell office:value-type="float" office:value="428971" calcext:value-type="float">
            <text:p>428971</text:p>
          </table:table-cell>
          <table:table-cell office:value-type="float" office:value="14.93" calcext:value-type="float">
            <text:p>14,93</text:p>
          </table:table-cell>
          <table:table-cell office:value-type="float" office:value="9.39" calcext:value-type="float">
            <text:p>9,39</text:p>
          </table:table-cell>
          <table:table-cell office:value-type="float" office:value="5.53" calcext:value-type="float">
            <text:p>5,53</text:p>
          </table:table-cell>
          <table:table-cell table:formula="of:=[.$D$2]-[.D6]" office:value-type="float" office:value="62.33" calcext:value-type="float">
            <text:p>62,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24" calcext:value-type="float">
            <text:p>13,24</text:p>
          </table:table-cell>
          <table:table-cell office:value-type="float" office:value="429019" calcext:value-type="float">
            <text:p>429019</text:p>
          </table:table-cell>
          <table:table-cell office:value-type="float" office:value="12.87" calcext:value-type="float">
            <text:p>12,87</text:p>
          </table:table-cell>
          <table:table-cell office:value-type="float" office:value="8.73" calcext:value-type="float">
            <text:p>8,73</text:p>
          </table:table-cell>
          <table:table-cell office:value-type="float" office:value="4.14" calcext:value-type="float">
            <text:p>4,14</text:p>
          </table:table-cell>
          <table:table-cell table:formula="of:=[.$D$2]-[.D7]" office:value-type="float" office:value="64.39" calcext:value-type="float">
            <text:p>64,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33" calcext:value-type="float">
            <text:p>13,33</text:p>
          </table:table-cell>
          <table:table-cell office:value-type="float" office:value="429067" calcext:value-type="float">
            <text:p>429067</text:p>
          </table:table-cell>
          <table:table-cell office:value-type="float" office:value="11.65" calcext:value-type="float">
            <text:p>11,65</text:p>
          </table:table-cell>
          <table:table-cell office:value-type="float" office:value="9.3" calcext:value-type="float">
            <text:p>9,3</text:p>
          </table:table-cell>
          <table:table-cell office:value-type="float" office:value="2.35" calcext:value-type="float">
            <text:p>2,35</text:p>
          </table:table-cell>
          <table:table-cell table:formula="of:=[.$D$2]-[.D8]" office:value-type="float" office:value="65.61" calcext:value-type="float">
            <text:p>65,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.51" calcext:value-type="float">
            <text:p>11,51</text:p>
          </table:table-cell>
          <table:table-cell office:value-type="float" office:value="429115" calcext:value-type="float">
            <text:p>429115</text:p>
          </table:table-cell>
          <table:table-cell office:value-type="float" office:value="11.9" calcext:value-type="float">
            <text:p>11,9</text:p>
          </table:table-cell>
          <table:table-cell office:value-type="float" office:value="6.29" calcext:value-type="float">
            <text:p>6,29</text:p>
          </table:table-cell>
          <table:table-cell office:value-type="float" office:value="5.61" calcext:value-type="float">
            <text:p>5,61</text:p>
          </table:table-cell>
          <table:table-cell table:formula="of:=[.$D$2]-[.D9]" office:value-type="float" office:value="65.36" calcext:value-type="float">
            <text:p>65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68" calcext:value-type="float">
            <text:p>13,68</text:p>
          </table:table-cell>
          <table:table-cell office:value-type="float" office:value="429163" calcext:value-type="float">
            <text:p>429163</text:p>
          </table:table-cell>
          <table:table-cell office:value-type="float" office:value="12.82" calcext:value-type="float">
            <text:p>12,82</text:p>
          </table:table-cell>
          <table:table-cell office:value-type="float" office:value="11.67" calcext:value-type="float">
            <text:p>11,67</text:p>
          </table:table-cell>
          <table:table-cell office:value-type="float" office:value="1.15" calcext:value-type="float">
            <text:p>1,15</text:p>
          </table:table-cell>
          <table:table-cell table:formula="of:=[.$D$2]-[.D10]" office:value-type="float" office:value="64.44" calcext:value-type="float">
            <text:p>64,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.23" calcext:value-type="float">
            <text:p>9,23</text:p>
          </table:table-cell>
          <table:table-cell office:value-type="float" office:value="429211" calcext:value-type="float">
            <text:p>429211</text:p>
          </table:table-cell>
          <table:table-cell office:value-type="float" office:value="8.57" calcext:value-type="float">
            <text:p>8,57</text:p>
          </table:table-cell>
          <table:table-cell office:value-type="float" office:value="8.3" calcext:value-type="float">
            <text:p>8,3</text:p>
          </table:table-cell>
          <table:table-cell office:value-type="float" office:value="0.27" calcext:value-type="float">
            <text:p>0,27</text:p>
          </table:table-cell>
          <table:table-cell table:formula="of:=[.$D$2]-[.D11]" office:value-type="float" office:value="68.69" calcext:value-type="float">
            <text:p>68,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.81" calcext:value-type="float">
            <text:p>31,81</text:p>
          </table:table-cell>
          <table:table-cell office:value-type="float" office:value="429259" calcext:value-type="float">
            <text:p>429259</text:p>
          </table:table-cell>
          <table:table-cell office:value-type="float" office:value="31.91" calcext:value-type="float">
            <text:p>31,91</text:p>
          </table:table-cell>
          <table:table-cell office:value-type="float" office:value="12.84" calcext:value-type="float">
            <text:p>12,84</text:p>
          </table:table-cell>
          <table:table-cell office:value-type="float" office:value="19.07" calcext:value-type="float">
            <text:p>19,07</text:p>
          </table:table-cell>
          <table:table-cell table:formula="of:=[.$D$2]-[.D12]" office:value-type="float" office:value="45.35" calcext:value-type="float">
            <text:p>45,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.35" calcext:value-type="float">
            <text:p>45,35</text:p>
          </table:table-cell>
          <table:table-cell office:value-type="float" office:value="429307" calcext:value-type="float">
            <text:p>429307</text:p>
          </table:table-cell>
          <table:table-cell office:value-type="float" office:value="45.46" calcext:value-type="float">
            <text:p>45,46</text:p>
          </table:table-cell>
          <table:table-cell office:value-type="float" office:value="8.74" calcext:value-type="float">
            <text:p>8,74</text:p>
          </table:table-cell>
          <table:table-cell office:value-type="float" office:value="36.72" calcext:value-type="float">
            <text:p>36,72</text:p>
          </table:table-cell>
          <table:table-cell table:formula="of:=[.$D$2]-[.D13]" office:value-type="float" office:value="31.8" calcext:value-type="float">
            <text:p>31,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.59" calcext:value-type="float">
            <text:p>52,59</text:p>
          </table:table-cell>
          <table:table-cell office:value-type="float" office:value="429355" calcext:value-type="float">
            <text:p>429355</text:p>
          </table:table-cell>
          <table:table-cell office:value-type="float" office:value="52.76" calcext:value-type="float">
            <text:p>52,76</text:p>
          </table:table-cell>
          <table:table-cell office:value-type="float" office:value="11.73" calcext:value-type="float">
            <text:p>11,73</text:p>
          </table:table-cell>
          <table:table-cell office:value-type="float" office:value="41.02" calcext:value-type="float">
            <text:p>41,02</text:p>
          </table:table-cell>
          <table:table-cell table:formula="of:=[.$D$2]-[.D14]" office:value-type="float" office:value="24.5" calcext:value-type="float">
            <text:p>24,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9.19" calcext:value-type="float">
            <text:p>59,19</text:p>
          </table:table-cell>
          <table:table-cell office:value-type="float" office:value="429403" calcext:value-type="float">
            <text:p>429403</text:p>
          </table:table-cell>
          <table:table-cell office:value-type="float" office:value="59.37" calcext:value-type="float">
            <text:p>59,37</text:p>
          </table:table-cell>
          <table:table-cell office:value-type="float" office:value="10.15" calcext:value-type="float">
            <text:p>10,15</text:p>
          </table:table-cell>
          <table:table-cell office:value-type="float" office:value="49.21" calcext:value-type="float">
            <text:p>49,21</text:p>
          </table:table-cell>
          <table:table-cell table:formula="of:=[.$D$2]-[.D15]" office:value-type="float" office:value="17.89" calcext:value-type="float">
            <text:p>17,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.27" calcext:value-type="float">
            <text:p>61,27</text:p>
          </table:table-cell>
          <table:table-cell office:value-type="float" office:value="429451" calcext:value-type="float">
            <text:p>429451</text:p>
          </table:table-cell>
          <table:table-cell office:value-type="float" office:value="61.44" calcext:value-type="float">
            <text:p>61,44</text:p>
          </table:table-cell>
          <table:table-cell office:value-type="float" office:value="11.48" calcext:value-type="float">
            <text:p>11,48</text:p>
          </table:table-cell>
          <table:table-cell office:value-type="float" office:value="49.96" calcext:value-type="float">
            <text:p>49,96</text:p>
          </table:table-cell>
          <table:table-cell table:formula="of:=[.$D$2]-[.D16]" office:value-type="float" office:value="15.82" calcext:value-type="float">
            <text:p>15,8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4.13" calcext:value-type="float">
            <text:p>64,13</text:p>
          </table:table-cell>
          <table:table-cell table:style-name="ce1" office:value-type="float" office:value="429499" calcext:value-type="float">
            <text:p>429499</text:p>
          </table:table-cell>
          <table:table-cell office:value-type="float" office:value="64.33" calcext:value-type="float">
            <text:p>64,33</text:p>
          </table:table-cell>
          <table:table-cell office:value-type="float" office:value="9.43" calcext:value-type="float">
            <text:p>9,43</text:p>
          </table:table-cell>
          <table:table-cell office:value-type="float" office:value="54.91" calcext:value-type="float">
            <text:p>54,91</text:p>
          </table:table-cell>
          <table:table-cell table:formula="of:=[.$D$2]-[.D17]" office:value-type="float" office:value="12.93" calcext:value-type="float">
            <text:p>12,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4.18" calcext:value-type="float">
            <text:p>64,18</text:p>
          </table:table-cell>
          <table:table-cell office:value-type="float" office:value="429547" calcext:value-type="float">
            <text:p>429547</text:p>
          </table:table-cell>
          <table:table-cell office:value-type="float" office:value="64.38" calcext:value-type="float">
            <text:p>64,38</text:p>
          </table:table-cell>
          <table:table-cell office:value-type="float" office:value="9.86" calcext:value-type="float">
            <text:p>9,86</text:p>
          </table:table-cell>
          <table:table-cell office:value-type="float" office:value="54.52" calcext:value-type="float">
            <text:p>54,52</text:p>
          </table:table-cell>
          <table:table-cell table:formula="of:=[.$D$2]-[.D18]" office:value-type="float" office:value="12.88" calcext:value-type="float">
            <text:p>12,8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3" calcext:value-type="float">
            <text:p>65,23</text:p>
          </table:table-cell>
          <table:table-cell office:value-type="float" office:value="429595" calcext:value-type="float">
            <text:p>429595</text:p>
          </table:table-cell>
          <table:table-cell office:value-type="float" office:value="65.46" calcext:value-type="float">
            <text:p>65,46</text:p>
          </table:table-cell>
          <table:table-cell office:value-type="float" office:value="9.88" calcext:value-type="float">
            <text:p>9,88</text:p>
          </table:table-cell>
          <table:table-cell office:value-type="float" office:value="55.58" calcext:value-type="float">
            <text:p>55,58</text:p>
          </table:table-cell>
          <table:table-cell table:formula="of:=[.$D$2]-[.D19]" office:value-type="float" office:value="11.8" calcext:value-type="float">
            <text:p>11,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2" calcext:value-type="float">
            <text:p>65,22</text:p>
          </table:table-cell>
          <table:table-cell office:value-type="float" office:value="429643" calcext:value-type="float">
            <text:p>429643</text:p>
          </table:table-cell>
          <table:table-cell office:value-type="float" office:value="65.47" calcext:value-type="float">
            <text:p>65,47</text:p>
          </table:table-cell>
          <table:table-cell office:value-type="float" office:value="7.49" calcext:value-type="float">
            <text:p>7,49</text:p>
          </table:table-cell>
          <table:table-cell office:value-type="float" office:value="57.98" calcext:value-type="float">
            <text:p>57,98</text:p>
          </table:table-cell>
          <table:table-cell table:formula="of:=[.$D$2]-[.D20]" office:value-type="float" office:value="11.79" calcext:value-type="float">
            <text:p>11,7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5" calcext:value-type="float">
            <text:p>65,5</text:p>
          </table:table-cell>
          <table:table-cell office:value-type="float" office:value="429691" calcext:value-type="float">
            <text:p>429691</text:p>
          </table:table-cell>
          <table:table-cell office:value-type="float" office:value="65.76" calcext:value-type="float">
            <text:p>65,76</text:p>
          </table:table-cell>
          <table:table-cell office:value-type="float" office:value="7.87" calcext:value-type="float">
            <text:p>7,87</text:p>
          </table:table-cell>
          <table:table-cell office:value-type="float" office:value="57.89" calcext:value-type="float">
            <text:p>57,89</text:p>
          </table:table-cell>
          <table:table-cell table:formula="of:=[.$D$2]-[.D21]" office:value-type="float" office:value="11.5" calcext:value-type="float">
            <text:p>11,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71" calcext:value-type="float">
            <text:p>65,71</text:p>
          </table:table-cell>
          <table:table-cell office:value-type="float" office:value="429739" calcext:value-type="float">
            <text:p>429739</text:p>
          </table:table-cell>
          <table:table-cell office:value-type="float" office:value="66" calcext:value-type="float">
            <text:p>66</text:p>
          </table:table-cell>
          <table:table-cell office:value-type="float" office:value="11.44" calcext:value-type="float">
            <text:p>11,44</text:p>
          </table:table-cell>
          <table:table-cell office:value-type="float" office:value="54.56" calcext:value-type="float">
            <text:p>54,56</text:p>
          </table:table-cell>
          <table:table-cell table:formula="of:=[.$D$2]-[.D22]"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41" calcext:value-type="float">
            <text:p>65,41</text:p>
          </table:table-cell>
          <table:table-cell office:value-type="float" office:value="429787" calcext:value-type="float">
            <text:p>429787</text:p>
          </table:table-cell>
          <table:table-cell office:value-type="float" office:value="65.68" calcext:value-type="float">
            <text:p>65,68</text:p>
          </table:table-cell>
          <table:table-cell office:value-type="float" office:value="6.12" calcext:value-type="float">
            <text:p>6,12</text:p>
          </table:table-cell>
          <table:table-cell office:value-type="float" office:value="59.56" calcext:value-type="float">
            <text:p>59,56</text:p>
          </table:table-cell>
          <table:table-cell table:formula="of:=[.$D$2]-[.D23]" office:value-type="float" office:value="11.58" calcext:value-type="float">
            <text:p>11,5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1" calcext:value-type="float">
            <text:p>66,1</text:p>
          </table:table-cell>
          <table:table-cell office:value-type="float" office:value="429835" calcext:value-type="float">
            <text:p>429835</text:p>
          </table:table-cell>
          <table:table-cell office:value-type="float" office:value="66.38" calcext:value-type="float">
            <text:p>66,38</text:p>
          </table:table-cell>
          <table:table-cell office:value-type="float" office:value="8.22" calcext:value-type="float">
            <text:p>8,22</text:p>
          </table:table-cell>
          <table:table-cell office:value-type="float" office:value="58.15" calcext:value-type="float">
            <text:p>58,15</text:p>
          </table:table-cell>
          <table:table-cell table:formula="of:=[.$D$2]-[.D24]" office:value-type="float" office:value="10.88" calcext:value-type="float">
            <text:p>10,8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6" calcext:value-type="float">
            <text:p>65,26</text:p>
          </table:table-cell>
          <table:table-cell office:value-type="float" office:value="429883" calcext:value-type="float">
            <text:p>429883</text:p>
          </table:table-cell>
          <table:table-cell office:value-type="float" office:value="65.52" calcext:value-type="float">
            <text:p>65,52</text:p>
          </table:table-cell>
          <table:table-cell office:value-type="float" office:value="10.8" calcext:value-type="float">
            <text:p>10,8</text:p>
          </table:table-cell>
          <table:table-cell office:value-type="float" office:value="54.72" calcext:value-type="float">
            <text:p>54,72</text:p>
          </table:table-cell>
          <table:table-cell table:formula="of:=[.$D$2]-[.D25]" office:value-type="float" office:value="11.74" calcext:value-type="float">
            <text:p>11,7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37" calcext:value-type="float">
            <text:p>66,37</text:p>
          </table:table-cell>
          <table:table-cell office:value-type="float" office:value="429931" calcext:value-type="float">
            <text:p>429931</text:p>
          </table:table-cell>
          <table:table-cell office:value-type="float" office:value="66.63" calcext:value-type="float">
            <text:p>66,63</text:p>
          </table:table-cell>
          <table:table-cell office:value-type="float" office:value="5.51" calcext:value-type="float">
            <text:p>5,51</text:p>
          </table:table-cell>
          <table:table-cell office:value-type="float" office:value="61.12" calcext:value-type="float">
            <text:p>61,12</text:p>
          </table:table-cell>
          <table:table-cell table:formula="of:=[.$D$2]-[.D26]" office:value-type="float" office:value="10.63" calcext:value-type="float">
            <text:p>10,6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1" calcext:value-type="float">
            <text:p>65,1</text:p>
          </table:table-cell>
          <table:table-cell office:value-type="float" office:value="429979" calcext:value-type="float">
            <text:p>429979</text:p>
          </table:table-cell>
          <table:table-cell office:value-type="float" office:value="65.35" calcext:value-type="float">
            <text:p>65,35</text:p>
          </table:table-cell>
          <table:table-cell office:value-type="float" office:value="6.75" calcext:value-type="float">
            <text:p>6,75</text:p>
          </table:table-cell>
          <table:table-cell office:value-type="float" office:value="58.6" calcext:value-type="float">
            <text:p>58,6</text:p>
          </table:table-cell>
          <table:table-cell table:formula="of:=[.$D$2]-[.D27]" office:value-type="float" office:value="11.91" calcext:value-type="float">
            <text:p>11,9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56" calcext:value-type="float">
            <text:p>66,56</text:p>
          </table:table-cell>
          <table:table-cell office:value-type="float" office:value="430027" calcext:value-type="float">
            <text:p>430027</text:p>
          </table:table-cell>
          <table:table-cell office:value-type="float" office:value="66.82" calcext:value-type="float">
            <text:p>66,82</text:p>
          </table:table-cell>
          <table:table-cell office:value-type="float" office:value="5.77" calcext:value-type="float">
            <text:p>5,77</text:p>
          </table:table-cell>
          <table:table-cell office:value-type="float" office:value="61.05" calcext:value-type="float">
            <text:p>61,05</text:p>
          </table:table-cell>
          <table:table-cell table:formula="of:=[.$D$2]-[.D28]" office:value-type="float" office:value="10.44" calcext:value-type="float">
            <text:p>10,4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75" calcext:value-type="float">
            <text:p>65,75</text:p>
          </table:table-cell>
          <table:table-cell office:value-type="float" office:value="430075" calcext:value-type="float">
            <text:p>430075</text:p>
          </table:table-cell>
          <table:table-cell office:value-type="float" office:value="66" calcext:value-type="float">
            <text:p>66</text:p>
          </table:table-cell>
          <table:table-cell office:value-type="float" office:value="6.97" calcext:value-type="float">
            <text:p>6,97</text:p>
          </table:table-cell>
          <table:table-cell office:value-type="float" office:value="59.03" calcext:value-type="float">
            <text:p>59,03</text:p>
          </table:table-cell>
          <table:table-cell table:formula="of:=[.$D$2]-[.D29]"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65" calcext:value-type="float">
            <text:p>66,65</text:p>
          </table:table-cell>
          <table:table-cell office:value-type="float" office:value="430123" calcext:value-type="float">
            <text:p>430123</text:p>
          </table:table-cell>
          <table:table-cell office:value-type="float" office:value="66.9" calcext:value-type="float">
            <text:p>66,9</text:p>
          </table:table-cell>
          <table:table-cell office:value-type="float" office:value="10.01" calcext:value-type="float">
            <text:p>10,01</text:p>
          </table:table-cell>
          <table:table-cell office:value-type="float" office:value="56.9" calcext:value-type="float">
            <text:p>56,9</text:p>
          </table:table-cell>
          <table:table-cell table:formula="of:=[.$D$2]-[.D30]" office:value-type="float" office:value="10.36" calcext:value-type="float">
            <text:p>10,3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31" calcext:value-type="float">
            <text:p>66,31</text:p>
          </table:table-cell>
          <table:table-cell office:value-type="float" office:value="430171" calcext:value-type="float">
            <text:p>430171</text:p>
          </table:table-cell>
          <table:table-cell office:value-type="float" office:value="66.55" calcext:value-type="float">
            <text:p>66,55</text:p>
          </table:table-cell>
          <table:table-cell office:value-type="float" office:value="5.74" calcext:value-type="float">
            <text:p>5,74</text:p>
          </table:table-cell>
          <table:table-cell office:value-type="float" office:value="60.81" calcext:value-type="float">
            <text:p>60,81</text:p>
          </table:table-cell>
          <table:table-cell table:formula="of:=[.$D$2]-[.D31]" office:value-type="float" office:value="10.71" calcext:value-type="float">
            <text:p>10,7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81" calcext:value-type="float">
            <text:p>66,81</text:p>
          </table:table-cell>
          <table:table-cell office:value-type="float" office:value="430219" calcext:value-type="float">
            <text:p>430219</text:p>
          </table:table-cell>
          <table:table-cell office:value-type="float" office:value="67.05" calcext:value-type="float">
            <text:p>67,05</text:p>
          </table:table-cell>
          <table:table-cell office:value-type="float" office:value="8.82" calcext:value-type="float">
            <text:p>8,82</text:p>
          </table:table-cell>
          <table:table-cell office:value-type="float" office:value="58.23" calcext:value-type="float">
            <text:p>58,23</text:p>
          </table:table-cell>
          <table:table-cell table:formula="of:=[.$D$2]-[.D32]" office:value-type="float" office:value="10.21" calcext:value-type="float">
            <text:p>10,2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" calcext:value-type="float">
            <text:p>67</text:p>
          </table:table-cell>
          <table:table-cell office:value-type="float" office:value="430267" calcext:value-type="float">
            <text:p>430267</text:p>
          </table:table-cell>
          <table:table-cell office:value-type="float" office:value="67.21" calcext:value-type="float">
            <text:p>67,21</text:p>
          </table:table-cell>
          <table:table-cell office:value-type="float" office:value="6.42" calcext:value-type="float">
            <text:p>6,42</text:p>
          </table:table-cell>
          <table:table-cell office:value-type="float" office:value="60.8" calcext:value-type="float">
            <text:p>60,8</text:p>
          </table:table-cell>
          <table:table-cell table:formula="of:=[.$D$2]-[.D33]" office:value-type="float" office:value="10.05" calcext:value-type="float">
            <text:p>10,0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94" calcext:value-type="float">
            <text:p>66,94</text:p>
          </table:table-cell>
          <table:table-cell office:value-type="float" office:value="430315" calcext:value-type="float">
            <text:p>430315</text:p>
          </table:table-cell>
          <table:table-cell office:value-type="float" office:value="67.15" calcext:value-type="float">
            <text:p>67,15</text:p>
          </table:table-cell>
          <table:table-cell office:value-type="float" office:value="10.12" calcext:value-type="float">
            <text:p>10,12</text:p>
          </table:table-cell>
          <table:table-cell office:value-type="float" office:value="57.03" calcext:value-type="float">
            <text:p>57,03</text:p>
          </table:table-cell>
          <table:table-cell table:formula="of:=[.$D$2]-[.D34]" office:value-type="float" office:value="10.11" calcext:value-type="float">
            <text:p>10,1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58" calcext:value-type="float">
            <text:p>67,58</text:p>
          </table:table-cell>
          <table:table-cell office:value-type="float" office:value="430363" calcext:value-type="float">
            <text:p>430363</text:p>
          </table:table-cell>
          <table:table-cell office:value-type="float" office:value="67.77" calcext:value-type="float">
            <text:p>67,77</text:p>
          </table:table-cell>
          <table:table-cell office:value-type="float" office:value="5.77" calcext:value-type="float">
            <text:p>5,77</text:p>
          </table:table-cell>
          <table:table-cell office:value-type="float" office:value="62" calcext:value-type="float">
            <text:p>62</text:p>
          </table:table-cell>
          <table:table-cell table:formula="of:=[.$D$2]-[.D35]" office:value-type="float" office:value="9.49000000000001" calcext:value-type="float">
            <text:p>9,49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09" calcext:value-type="float">
            <text:p>67,09</text:p>
          </table:table-cell>
          <table:table-cell office:value-type="float" office:value="430411" calcext:value-type="float">
            <text:p>430411</text:p>
          </table:table-cell>
          <table:table-cell office:value-type="float" office:value="67.28" calcext:value-type="float">
            <text:p>67,28</text:p>
          </table:table-cell>
          <table:table-cell office:value-type="float" office:value="9.61" calcext:value-type="float">
            <text:p>9,61</text:p>
          </table:table-cell>
          <table:table-cell office:value-type="float" office:value="57.67" calcext:value-type="float">
            <text:p>57,67</text:p>
          </table:table-cell>
          <table:table-cell table:formula="of:=[.$D$2]-[.D36]" office:value-type="float" office:value="9.98" calcext:value-type="float">
            <text:p>9,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24" calcext:value-type="float">
            <text:p>68,24</text:p>
          </table:table-cell>
          <table:table-cell office:value-type="float" office:value="430459" calcext:value-type="float">
            <text:p>430459</text:p>
          </table:table-cell>
          <table:table-cell office:value-type="float" office:value="68.42" calcext:value-type="float">
            <text:p>68,42</text:p>
          </table:table-cell>
          <table:table-cell office:value-type="float" office:value="9.84" calcext:value-type="float">
            <text:p>9,84</text:p>
          </table:table-cell>
          <table:table-cell office:value-type="float" office:value="58.58" calcext:value-type="float">
            <text:p>58,58</text:p>
          </table:table-cell>
          <table:table-cell table:formula="of:=[.$D$2]-[.D37]" office:value-type="float" office:value="8.84" calcext:value-type="float">
            <text:p>8,8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21" calcext:value-type="float">
            <text:p>67,21</text:p>
          </table:table-cell>
          <table:table-cell office:value-type="float" office:value="430507" calcext:value-type="float">
            <text:p>430507</text:p>
          </table:table-cell>
          <table:table-cell office:value-type="float" office:value="67.4" calcext:value-type="float">
            <text:p>67,4</text:p>
          </table:table-cell>
          <table:table-cell office:value-type="float" office:value="4.56" calcext:value-type="float">
            <text:p>4,56</text:p>
          </table:table-cell>
          <table:table-cell office:value-type="float" office:value="62.84" calcext:value-type="float">
            <text:p>62,84</text:p>
          </table:table-cell>
          <table:table-cell table:formula="of:=[.$D$2]-[.D38]" office:value-type="float" office:value="9.86" calcext:value-type="float">
            <text:p>9,8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84" calcext:value-type="float">
            <text:p>68,84</text:p>
          </table:table-cell>
          <table:table-cell office:value-type="float" office:value="430555" calcext:value-type="float">
            <text:p>430555</text:p>
          </table:table-cell>
          <table:table-cell office:value-type="float" office:value="69.01" calcext:value-type="float">
            <text:p>69,01</text:p>
          </table:table-cell>
          <table:table-cell office:value-type="float" office:value="6.1" calcext:value-type="float">
            <text:p>6,1</text:p>
          </table:table-cell>
          <table:table-cell office:value-type="float" office:value="62.92" calcext:value-type="float">
            <text:p>62,92</text:p>
          </table:table-cell>
          <table:table-cell table:formula="of:=[.$D$2]-[.D39]" office:value-type="float" office:value="8.25" calcext:value-type="float">
            <text:p>8,2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2" calcext:value-type="float">
            <text:p>68,2</text:p>
          </table:table-cell>
          <table:table-cell office:value-type="float" office:value="430603" calcext:value-type="float">
            <text:p>430603</text:p>
          </table:table-cell>
          <table:table-cell office:value-type="float" office:value="68.34" calcext:value-type="float">
            <text:p>68,34</text:p>
          </table:table-cell>
          <table:table-cell office:value-type="float" office:value="6.75" calcext:value-type="float">
            <text:p>6,75</text:p>
          </table:table-cell>
          <table:table-cell office:value-type="float" office:value="61.59" calcext:value-type="float">
            <text:p>61,59</text:p>
          </table:table-cell>
          <table:table-cell table:formula="of:=[.$D$2]-[.D40]" office:value-type="float" office:value="8.92" calcext:value-type="float">
            <text:p>8,9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9.6" calcext:value-type="float">
            <text:p>69,6</text:p>
          </table:table-cell>
          <table:table-cell office:value-type="float" office:value="430651" calcext:value-type="float">
            <text:p>430651</text:p>
          </table:table-cell>
          <table:table-cell office:value-type="float" office:value="69.75" calcext:value-type="float">
            <text:p>69,75</text:p>
          </table:table-cell>
          <table:table-cell office:value-type="float" office:value="4.73" calcext:value-type="float">
            <text:p>4,73</text:p>
          </table:table-cell>
          <table:table-cell office:value-type="float" office:value="65.02" calcext:value-type="float">
            <text:p>65,02</text:p>
          </table:table-cell>
          <table:table-cell table:formula="of:=[.$D$2]-[.D41]" office:value-type="float" office:value="7.51000000000001" calcext:value-type="float">
            <text:p>7,51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9.38" calcext:value-type="float">
            <text:p>69,38</text:p>
          </table:table-cell>
          <table:table-cell office:value-type="float" office:value="430699" calcext:value-type="float">
            <text:p>430699</text:p>
          </table:table-cell>
          <table:table-cell office:value-type="float" office:value="69.52" calcext:value-type="float">
            <text:p>69,52</text:p>
          </table:table-cell>
          <table:table-cell office:value-type="float" office:value="7.44" calcext:value-type="float">
            <text:p>7,44</text:p>
          </table:table-cell>
          <table:table-cell office:value-type="float" office:value="62.08" calcext:value-type="float">
            <text:p>62,08</text:p>
          </table:table-cell>
          <table:table-cell table:formula="of:=[.$D$2]-[.D42]" office:value-type="float" office:value="7.74000000000001" calcext:value-type="float">
            <text:p>7,74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23" calcext:value-type="float">
            <text:p>70,23</text:p>
          </table:table-cell>
          <table:table-cell office:value-type="float" office:value="430747" calcext:value-type="float">
            <text:p>430747</text:p>
          </table:table-cell>
          <table:table-cell office:value-type="float" office:value="70.39" calcext:value-type="float">
            <text:p>70,39</text:p>
          </table:table-cell>
          <table:table-cell office:value-type="float" office:value="6.14" calcext:value-type="float">
            <text:p>6,14</text:p>
          </table:table-cell>
          <table:table-cell office:value-type="float" office:value="64.25" calcext:value-type="float">
            <text:p>64,25</text:p>
          </table:table-cell>
          <table:table-cell table:formula="of:=[.$D$2]-[.D43]" office:value-type="float" office:value="6.87" calcext:value-type="float">
            <text:p>6,8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48" calcext:value-type="float">
            <text:p>70,48</text:p>
          </table:table-cell>
          <table:table-cell office:value-type="float" office:value="430795" calcext:value-type="float">
            <text:p>430795</text:p>
          </table:table-cell>
          <table:table-cell office:value-type="float" office:value="70.62" calcext:value-type="float">
            <text:p>70,62</text:p>
          </table:table-cell>
          <table:table-cell office:value-type="float" office:value="6.34" calcext:value-type="float">
            <text:p>6,34</text:p>
          </table:table-cell>
          <table:table-cell office:value-type="float" office:value="64.28" calcext:value-type="float">
            <text:p>64,28</text:p>
          </table:table-cell>
          <table:table-cell table:formula="of:=[.$D$2]-[.D44]" office:value-type="float" office:value="6.64" calcext:value-type="float">
            <text:p>6,6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85" calcext:value-type="float">
            <text:p>70,85</text:p>
          </table:table-cell>
          <table:table-cell office:value-type="float" office:value="430843" calcext:value-type="float">
            <text:p>430843</text:p>
          </table:table-cell>
          <table:table-cell office:value-type="float" office:value="70.99" calcext:value-type="float">
            <text:p>70,99</text:p>
          </table:table-cell>
          <table:table-cell office:value-type="float" office:value="6.46" calcext:value-type="float">
            <text:p>6,46</text:p>
          </table:table-cell>
          <table:table-cell office:value-type="float" office:value="64.53" calcext:value-type="float">
            <text:p>64,53</text:p>
          </table:table-cell>
          <table:table-cell table:formula="of:=[.$D$2]-[.D45]" office:value-type="float" office:value="6.27000000000001" calcext:value-type="float">
            <text:p>6,27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5" calcext:value-type="float">
            <text:p>71,5</text:p>
          </table:table-cell>
          <table:table-cell office:value-type="float" office:value="430891" calcext:value-type="float">
            <text:p>430891</text:p>
          </table:table-cell>
          <table:table-cell office:value-type="float" office:value="71.65" calcext:value-type="float">
            <text:p>71,65</text:p>
          </table:table-cell>
          <table:table-cell office:value-type="float" office:value="5.82" calcext:value-type="float">
            <text:p>5,82</text:p>
          </table:table-cell>
          <table:table-cell office:value-type="float" office:value="65.83" calcext:value-type="float">
            <text:p>65,83</text:p>
          </table:table-cell>
          <table:table-cell table:formula="of:=[.$D$2]-[.D46]" office:value-type="float" office:value="5.61" calcext:value-type="float">
            <text:p>5,6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32" calcext:value-type="float">
            <text:p>71,32</text:p>
          </table:table-cell>
          <table:table-cell office:value-type="float" office:value="430939" calcext:value-type="float">
            <text:p>430939</text:p>
          </table:table-cell>
          <table:table-cell office:value-type="float" office:value="71.47" calcext:value-type="float">
            <text:p>71,47</text:p>
          </table:table-cell>
          <table:table-cell office:value-type="float" office:value="12.28" calcext:value-type="float">
            <text:p>12,28</text:p>
          </table:table-cell>
          <table:table-cell office:value-type="float" office:value="59.19" calcext:value-type="float">
            <text:p>59,19</text:p>
          </table:table-cell>
          <table:table-cell table:formula="of:=[.$D$2]-[.D47]" office:value-type="float" office:value="5.79000000000001" calcext:value-type="float">
            <text:p>5,79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45" calcext:value-type="float">
            <text:p>72,45</text:p>
          </table:table-cell>
          <table:table-cell office:value-type="float" office:value="430987" calcext:value-type="float">
            <text:p>430987</text:p>
          </table:table-cell>
          <table:table-cell office:value-type="float" office:value="72.6" calcext:value-type="float">
            <text:p>72,6</text:p>
          </table:table-cell>
          <table:table-cell office:value-type="float" office:value="8.05" calcext:value-type="float">
            <text:p>8,05</text:p>
          </table:table-cell>
          <table:table-cell office:value-type="float" office:value="64.55" calcext:value-type="float">
            <text:p>64,55</text:p>
          </table:table-cell>
          <table:table-cell table:formula="of:=[.$D$2]-[.D48]" office:value-type="float" office:value="4.66000000000001" calcext:value-type="float">
            <text:p>4,66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72" calcext:value-type="float">
            <text:p>71,72</text:p>
          </table:table-cell>
          <table:table-cell office:value-type="float" office:value="431035" calcext:value-type="float">
            <text:p>431035</text:p>
          </table:table-cell>
          <table:table-cell office:value-type="float" office:value="71.89" calcext:value-type="float">
            <text:p>71,89</text:p>
          </table:table-cell>
          <table:table-cell office:value-type="float" office:value="8.59" calcext:value-type="float">
            <text:p>8,59</text:p>
          </table:table-cell>
          <table:table-cell office:value-type="float" office:value="63.3" calcext:value-type="float">
            <text:p>63,3</text:p>
          </table:table-cell>
          <table:table-cell table:formula="of:=[.$D$2]-[.D49]" office:value-type="float" office:value="5.37" calcext:value-type="float">
            <text:p>5,3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9" calcext:value-type="float">
            <text:p>73,19</text:p>
          </table:table-cell>
          <table:table-cell office:value-type="float" office:value="431083" calcext:value-type="float">
            <text:p>431083</text:p>
          </table:table-cell>
          <table:table-cell office:value-type="float" office:value="73.36" calcext:value-type="float">
            <text:p>73,36</text:p>
          </table:table-cell>
          <table:table-cell office:value-type="float" office:value="7.12" calcext:value-type="float">
            <text:p>7,12</text:p>
          </table:table-cell>
          <table:table-cell office:value-type="float" office:value="66.24" calcext:value-type="float">
            <text:p>66,24</text:p>
          </table:table-cell>
          <table:table-cell table:formula="of:=[.$D$2]-[.D50]" office:value-type="float" office:value="3.90000000000001" calcext:value-type="float">
            <text:p>3,9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26" calcext:value-type="float">
            <text:p>72,26</text:p>
          </table:table-cell>
          <table:table-cell office:value-type="float" office:value="431131" calcext:value-type="float">
            <text:p>431131</text:p>
          </table:table-cell>
          <table:table-cell office:value-type="float" office:value="72.43" calcext:value-type="float">
            <text:p>72,43</text:p>
          </table:table-cell>
          <table:table-cell office:value-type="float" office:value="10.78" calcext:value-type="float">
            <text:p>10,78</text:p>
          </table:table-cell>
          <table:table-cell office:value-type="float" office:value="61.65" calcext:value-type="float">
            <text:p>61,65</text:p>
          </table:table-cell>
          <table:table-cell table:formula="of:=[.$D$2]-[.D51]" office:value-type="float" office:value="4.83" calcext:value-type="float">
            <text:p>4,8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" calcext:value-type="float">
            <text:p>73,7</text:p>
          </table:table-cell>
          <table:table-cell office:value-type="float" office:value="431179" calcext:value-type="float">
            <text:p>431179</text:p>
          </table:table-cell>
          <table:table-cell office:value-type="float" office:value="73.89" calcext:value-type="float">
            <text:p>73,89</text:p>
          </table:table-cell>
          <table:table-cell office:value-type="float" office:value="9.25" calcext:value-type="float">
            <text:p>9,25</text:p>
          </table:table-cell>
          <table:table-cell office:value-type="float" office:value="64.64" calcext:value-type="float">
            <text:p>64,64</text:p>
          </table:table-cell>
          <table:table-cell table:formula="of:=[.$D$2]-[.D52]" office:value-type="float" office:value="3.37" calcext:value-type="float">
            <text:p>3,3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2" calcext:value-type="float">
            <text:p>73,12</text:p>
          </table:table-cell>
          <table:table-cell office:value-type="float" office:value="431227" calcext:value-type="float">
            <text:p>431227</text:p>
          </table:table-cell>
          <table:table-cell office:value-type="float" office:value="73.31" calcext:value-type="float">
            <text:p>73,31</text:p>
          </table:table-cell>
          <table:table-cell office:value-type="float" office:value="5.42" calcext:value-type="float">
            <text:p>5,42</text:p>
          </table:table-cell>
          <table:table-cell office:value-type="float" office:value="67.88" calcext:value-type="float">
            <text:p>67,88</text:p>
          </table:table-cell>
          <table:table-cell table:formula="of:=[.$D$2]-[.D53]"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88" calcext:value-type="float">
            <text:p>73,88</text:p>
          </table:table-cell>
          <table:table-cell office:value-type="float" office:value="431275" calcext:value-type="float">
            <text:p>431275</text:p>
          </table:table-cell>
          <table:table-cell office:value-type="float" office:value="74.09" calcext:value-type="float">
            <text:p>74,09</text:p>
          </table:table-cell>
          <table:table-cell office:value-type="float" office:value="7.56" calcext:value-type="float">
            <text:p>7,56</text:p>
          </table:table-cell>
          <table:table-cell office:value-type="float" office:value="66.52" calcext:value-type="float">
            <text:p>66,52</text:p>
          </table:table-cell>
          <table:table-cell table:formula="of:=[.$D$2]-[.D54]" office:value-type="float" office:value="3.17" calcext:value-type="float">
            <text:p>3,1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6" calcext:value-type="float">
            <text:p>73,6</text:p>
          </table:table-cell>
          <table:table-cell office:value-type="float" office:value="431323" calcext:value-type="float">
            <text:p>431323</text:p>
          </table:table-cell>
          <table:table-cell office:value-type="float" office:value="73.81" calcext:value-type="float">
            <text:p>73,81</text:p>
          </table:table-cell>
          <table:table-cell office:value-type="float" office:value="5.27" calcext:value-type="float">
            <text:p>5,27</text:p>
          </table:table-cell>
          <table:table-cell office:value-type="float" office:value="68.54" calcext:value-type="float">
            <text:p>68,54</text:p>
          </table:table-cell>
          <table:table-cell table:formula="of:=[.$D$2]-[.D55]"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2" calcext:value-type="float">
            <text:p>73,72</text:p>
          </table:table-cell>
          <table:table-cell office:value-type="float" office:value="431371" calcext:value-type="float">
            <text:p>431371</text:p>
          </table:table-cell>
          <table:table-cell office:value-type="float" office:value="73.95" calcext:value-type="float">
            <text:p>73,95</text:p>
          </table:table-cell>
          <table:table-cell office:value-type="float" office:value="5.83" calcext:value-type="float">
            <text:p>5,83</text:p>
          </table:table-cell>
          <table:table-cell office:value-type="float" office:value="68.12" calcext:value-type="float">
            <text:p>68,12</text:p>
          </table:table-cell>
          <table:table-cell table:formula="of:=[.$D$2]-[.D56]" office:value-type="float" office:value="3.31" calcext:value-type="float">
            <text:p>3,3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6" calcext:value-type="float">
            <text:p>73,76</text:p>
          </table:table-cell>
          <table:table-cell office:value-type="float" office:value="431419" calcext:value-type="float">
            <text:p>431419</text:p>
          </table:table-cell>
          <table:table-cell office:value-type="float" office:value="74" calcext:value-type="float">
            <text:p>74</text:p>
          </table:table-cell>
          <table:table-cell office:value-type="float" office:value="7.23" calcext:value-type="float">
            <text:p>7,23</text:p>
          </table:table-cell>
          <table:table-cell office:value-type="float" office:value="66.77" calcext:value-type="float">
            <text:p>66,77</text:p>
          </table:table-cell>
          <table:table-cell table:formula="of:=[.$D$2]-[.D57]" office:value-type="float" office:value="3.26000000000001" calcext:value-type="float">
            <text:p>3,26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25" calcext:value-type="float">
            <text:p>73,25</text:p>
          </table:table-cell>
          <table:table-cell office:value-type="float" office:value="431467" calcext:value-type="float">
            <text:p>431467</text:p>
          </table:table-cell>
          <table:table-cell office:value-type="float" office:value="73.49" calcext:value-type="float">
            <text:p>73,49</text:p>
          </table:table-cell>
          <table:table-cell office:value-type="float" office:value="9.32" calcext:value-type="float">
            <text:p>9,32</text:p>
          </table:table-cell>
          <table:table-cell office:value-type="float" office:value="64.17" calcext:value-type="float">
            <text:p>64,17</text:p>
          </table:table-cell>
          <table:table-cell table:formula="of:=[.$D$2]-[.D58]" office:value-type="float" office:value="3.77000000000001" calcext:value-type="float">
            <text:p>3,77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67" calcext:value-type="float">
            <text:p>73,67</text:p>
          </table:table-cell>
          <table:table-cell office:value-type="float" office:value="431515" calcext:value-type="float">
            <text:p>431515</text:p>
          </table:table-cell>
          <table:table-cell office:value-type="float" office:value="73.91" calcext:value-type="float">
            <text:p>73,91</text:p>
          </table:table-cell>
          <table:table-cell office:value-type="float" office:value="7" calcext:value-type="float">
            <text:p>7</text:p>
          </table:table-cell>
          <table:table-cell office:value-type="float" office:value="66.91" calcext:value-type="float">
            <text:p>66,91</text:p>
          </table:table-cell>
          <table:table-cell table:formula="of:=[.$D$2]-[.D59]" office:value-type="float" office:value="3.35000000000001" calcext:value-type="float">
            <text:p>3,35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61" calcext:value-type="float">
            <text:p>72,61</text:p>
          </table:table-cell>
          <table:table-cell office:value-type="float" office:value="431563" calcext:value-type="float">
            <text:p>431563</text:p>
          </table:table-cell>
          <table:table-cell office:value-type="float" office:value="72.86" calcext:value-type="float">
            <text:p>72,86</text:p>
          </table:table-cell>
          <table:table-cell office:value-type="float" office:value="9.11" calcext:value-type="float">
            <text:p>9,11</text:p>
          </table:table-cell>
          <table:table-cell office:value-type="float" office:value="63.76" calcext:value-type="float">
            <text:p>63,76</text:p>
          </table:table-cell>
          <table:table-cell table:formula="of:=[.$D$2]-[.D60]" office:value-type="float" office:value="4.40000000000001" calcext:value-type="float">
            <text:p>4,4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48" calcext:value-type="float">
            <text:p>73,48</text:p>
          </table:table-cell>
          <table:table-cell office:value-type="float" office:value="431611" calcext:value-type="float">
            <text:p>431611</text:p>
          </table:table-cell>
          <table:table-cell office:value-type="float" office:value="73.71" calcext:value-type="float">
            <text:p>73,71</text:p>
          </table:table-cell>
          <table:table-cell office:value-type="float" office:value="4.1" calcext:value-type="float">
            <text:p>4,1</text:p>
          </table:table-cell>
          <table:table-cell office:value-type="float" office:value="69.61" calcext:value-type="float">
            <text:p>69,61</text:p>
          </table:table-cell>
          <table:table-cell table:formula="of:=[.$D$2]-[.D61]" office:value-type="float" office:value="3.55000000000001" calcext:value-type="float">
            <text:p>3,55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95" calcext:value-type="float">
            <text:p>71,95</text:p>
          </table:table-cell>
          <table:table-cell office:value-type="float" office:value="431659" calcext:value-type="float">
            <text:p>431659</text:p>
          </table:table-cell>
          <table:table-cell office:value-type="float" office:value="72.17" calcext:value-type="float">
            <text:p>72,17</text:p>
          </table:table-cell>
          <table:table-cell office:value-type="float" office:value="4.52" calcext:value-type="float">
            <text:p>4,52</text:p>
          </table:table-cell>
          <table:table-cell office:value-type="float" office:value="67.65" calcext:value-type="float">
            <text:p>67,65</text:p>
          </table:table-cell>
          <table:table-cell table:formula="of:=[.$D$2]-[.D62]" office:value-type="float" office:value="5.09" calcext:value-type="float">
            <text:p>5,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9" calcext:value-type="float">
            <text:p>73,19</text:p>
          </table:table-cell>
          <table:table-cell office:value-type="float" office:value="431707" calcext:value-type="float">
            <text:p>431707</text:p>
          </table:table-cell>
          <table:table-cell office:value-type="float" office:value="73.41" calcext:value-type="float">
            <text:p>73,41</text:p>
          </table:table-cell>
          <table:table-cell office:value-type="float" office:value="2.57" calcext:value-type="float">
            <text:p>2,57</text:p>
          </table:table-cell>
          <table:table-cell office:value-type="float" office:value="70.84" calcext:value-type="float">
            <text:p>70,84</text:p>
          </table:table-cell>
          <table:table-cell table:formula="of:=[.$D$2]-[.D63]" office:value-type="float" office:value="3.85000000000001" calcext:value-type="float">
            <text:p>3,85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2" calcext:value-type="float">
            <text:p>72,2</text:p>
          </table:table-cell>
          <table:table-cell office:value-type="float" office:value="431755" calcext:value-type="float">
            <text:p>431755</text:p>
          </table:table-cell>
          <table:table-cell office:value-type="float" office:value="72.4" calcext:value-type="float">
            <text:p>72,4</text:p>
          </table:table-cell>
          <table:table-cell office:value-type="float" office:value="3.66" calcext:value-type="float">
            <text:p>3,66</text:p>
          </table:table-cell>
          <table:table-cell office:value-type="float" office:value="68.75" calcext:value-type="float">
            <text:p>68,75</text:p>
          </table:table-cell>
          <table:table-cell table:formula="of:=[.$D$2]-[.D64]" office:value-type="float" office:value="4.86" calcext:value-type="float">
            <text:p>4,8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01" calcext:value-type="float">
            <text:p>73,01</text:p>
          </table:table-cell>
          <table:table-cell office:value-type="float" office:value="431803" calcext:value-type="float">
            <text:p>431803</text:p>
          </table:table-cell>
          <table:table-cell office:value-type="float" office:value="73.22" calcext:value-type="float">
            <text:p>73,22</text:p>
          </table:table-cell>
          <table:table-cell office:value-type="float" office:value="4.11" calcext:value-type="float">
            <text:p>4,11</text:p>
          </table:table-cell>
          <table:table-cell office:value-type="float" office:value="69.1" calcext:value-type="float">
            <text:p>69,1</text:p>
          </table:table-cell>
          <table:table-cell table:formula="of:=[.$D$2]-[.D65]" office:value-type="float" office:value="4.04000000000001" calcext:value-type="float">
            <text:p>4,04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53" calcext:value-type="float">
            <text:p>72,53</text:p>
          </table:table-cell>
          <table:table-cell office:value-type="float" office:value="431851" calcext:value-type="float">
            <text:p>431851</text:p>
          </table:table-cell>
          <table:table-cell office:value-type="float" office:value="72.72" calcext:value-type="float">
            <text:p>72,72</text:p>
          </table:table-cell>
          <table:table-cell office:value-type="float" office:value="5.21" calcext:value-type="float">
            <text:p>5,21</text:p>
          </table:table-cell>
          <table:table-cell office:value-type="float" office:value="67.5" calcext:value-type="float">
            <text:p>67,5</text:p>
          </table:table-cell>
          <table:table-cell table:formula="of:=[.$D$2]-[.D66]" office:value-type="float" office:value="4.54000000000001" calcext:value-type="float">
            <text:p>4,54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89" calcext:value-type="float">
            <text:p>72,89</text:p>
          </table:table-cell>
          <table:table-cell office:value-type="float" office:value="431899" calcext:value-type="float">
            <text:p>431899</text:p>
          </table:table-cell>
          <table:table-cell office:value-type="float" office:value="73.08" calcext:value-type="float">
            <text:p>73,08</text:p>
          </table:table-cell>
          <table:table-cell office:value-type="float" office:value="6.97" calcext:value-type="float">
            <text:p>6,97</text:p>
          </table:table-cell>
          <table:table-cell office:value-type="float" office:value="66.11" calcext:value-type="float">
            <text:p>66,11</text:p>
          </table:table-cell>
          <table:table-cell table:formula="of:=[.$D$2]-[.D67]" office:value-type="float" office:value="4.18000000000001" calcext:value-type="float">
            <text:p>4,18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" calcext:value-type="float">
            <text:p>73</text:p>
          </table:table-cell>
          <table:table-cell office:value-type="float" office:value="431947" calcext:value-type="float">
            <text:p>431947</text:p>
          </table:table-cell>
          <table:table-cell office:value-type="float" office:value="73.17" calcext:value-type="float">
            <text:p>73,17</text:p>
          </table:table-cell>
          <table:table-cell office:value-type="float" office:value="4.99" calcext:value-type="float">
            <text:p>4,99</text:p>
          </table:table-cell>
          <table:table-cell office:value-type="float" office:value="68.17" calcext:value-type="float">
            <text:p>68,17</text:p>
          </table:table-cell>
          <table:table-cell table:formula="of:=[.$D$2]-[.D68]" office:value-type="float" office:value="4.09" calcext:value-type="float">
            <text:p>4,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98" calcext:value-type="float">
            <text:p>72,98</text:p>
          </table:table-cell>
          <table:table-cell office:value-type="float" office:value="431995" calcext:value-type="float">
            <text:p>431995</text:p>
          </table:table-cell>
          <table:table-cell office:value-type="float" office:value="73.16" calcext:value-type="float">
            <text:p>73,16</text:p>
          </table:table-cell>
          <table:table-cell office:value-type="float" office:value="3.77" calcext:value-type="float">
            <text:p>3,77</text:p>
          </table:table-cell>
          <table:table-cell office:value-type="float" office:value="69.39" calcext:value-type="float">
            <text:p>69,39</text:p>
          </table:table-cell>
          <table:table-cell table:formula="of:=[.$D$2]-[.D69]" office:value-type="float" office:value="4.10000000000001" calcext:value-type="float">
            <text:p>4,1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59" calcext:value-type="float">
            <text:p>73,59</text:p>
          </table:table-cell>
          <table:table-cell office:value-type="float" office:value="432043" calcext:value-type="float">
            <text:p>432043</text:p>
          </table:table-cell>
          <table:table-cell office:value-type="float" office:value="73.75" calcext:value-type="float">
            <text:p>73,75</text:p>
          </table:table-cell>
          <table:table-cell office:value-type="float" office:value="2.74" calcext:value-type="float">
            <text:p>2,74</text:p>
          </table:table-cell>
          <table:table-cell office:value-type="float" office:value="71.01" calcext:value-type="float">
            <text:p>71,01</text:p>
          </table:table-cell>
          <table:table-cell table:formula="of:=[.$D$2]-[.D70]" office:value-type="float" office:value="3.51000000000001" calcext:value-type="float">
            <text:p>3,51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08" calcext:value-type="float">
            <text:p>73,08</text:p>
          </table:table-cell>
          <table:table-cell office:value-type="float" office:value="432091" calcext:value-type="float">
            <text:p>432091</text:p>
          </table:table-cell>
          <table:table-cell office:value-type="float" office:value="73.24" calcext:value-type="float">
            <text:p>73,24</text:p>
          </table:table-cell>
          <table:table-cell office:value-type="float" office:value="5.44" calcext:value-type="float">
            <text:p>5,44</text:p>
          </table:table-cell>
          <table:table-cell office:value-type="float" office:value="67.8" calcext:value-type="float">
            <text:p>67,8</text:p>
          </table:table-cell>
          <table:table-cell table:formula="of:=[.$D$2]-[.D71]" office:value-type="float" office:value="4.02000000000001" calcext:value-type="float">
            <text:p>4,02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19" calcext:value-type="float">
            <text:p>74,19</text:p>
          </table:table-cell>
          <table:table-cell office:value-type="float" office:value="432139" calcext:value-type="float">
            <text:p>432139</text:p>
          </table:table-cell>
          <table:table-cell office:value-type="float" office:value="74.34" calcext:value-type="float">
            <text:p>74,34</text:p>
          </table:table-cell>
          <table:table-cell office:value-type="float" office:value="4.99" calcext:value-type="float">
            <text:p>4,99</text:p>
          </table:table-cell>
          <table:table-cell office:value-type="float" office:value="69.36" calcext:value-type="float">
            <text:p>69,36</text:p>
          </table:table-cell>
          <table:table-cell table:formula="of:=[.$D$2]-[.D72]" office:value-type="float" office:value="2.92" calcext:value-type="float">
            <text:p>2,9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8" calcext:value-type="float">
            <text:p>73,18</text:p>
          </table:table-cell>
          <table:table-cell office:value-type="float" office:value="432187" calcext:value-type="float">
            <text:p>432187</text:p>
          </table:table-cell>
          <table:table-cell office:value-type="float" office:value="73.35" calcext:value-type="float">
            <text:p>73,35</text:p>
          </table:table-cell>
          <table:table-cell office:value-type="float" office:value="2.78" calcext:value-type="float">
            <text:p>2,78</text:p>
          </table:table-cell>
          <table:table-cell office:value-type="float" office:value="70.56" calcext:value-type="float">
            <text:p>70,56</text:p>
          </table:table-cell>
          <table:table-cell table:formula="of:=[.$D$2]-[.D73]" office:value-type="float" office:value="3.91000000000001" calcext:value-type="float">
            <text:p>3,91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69" calcext:value-type="float">
            <text:p>74,69</text:p>
          </table:table-cell>
          <table:table-cell office:value-type="float" office:value="432235" calcext:value-type="float">
            <text:p>432235</text:p>
          </table:table-cell>
          <table:table-cell office:value-type="float" office:value="74.84" calcext:value-type="float">
            <text:p>74,84</text:p>
          </table:table-cell>
          <table:table-cell office:value-type="float" office:value="4.28" calcext:value-type="float">
            <text:p>4,28</text:p>
          </table:table-cell>
          <table:table-cell office:value-type="float" office:value="70.56" calcext:value-type="float">
            <text:p>70,56</text:p>
          </table:table-cell>
          <table:table-cell table:formula="of:=[.$D$2]-[.D74]"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81" calcext:value-type="float">
            <text:p>73,81</text:p>
          </table:table-cell>
          <table:table-cell office:value-type="float" office:value="432283" calcext:value-type="float">
            <text:p>432283</text:p>
          </table:table-cell>
          <table:table-cell office:value-type="float" office:value="73.96" calcext:value-type="float">
            <text:p>73,96</text:p>
          </table:table-cell>
          <table:table-cell office:value-type="float" office:value="2.91" calcext:value-type="float">
            <text:p>2,91</text:p>
          </table:table-cell>
          <table:table-cell office:value-type="float" office:value="71.05" calcext:value-type="float">
            <text:p>71,05</text:p>
          </table:table-cell>
          <table:table-cell table:formula="of:=[.$D$2]-[.D75]" office:value-type="float" office:value="3.30000000000001" calcext:value-type="float">
            <text:p>3,3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06" calcext:value-type="float">
            <text:p>75,06</text:p>
          </table:table-cell>
          <table:table-cell office:value-type="float" office:value="432331" calcext:value-type="float">
            <text:p>432331</text:p>
          </table:table-cell>
          <table:table-cell office:value-type="float" office:value="75.22" calcext:value-type="float">
            <text:p>75,22</text:p>
          </table:table-cell>
          <table:table-cell office:value-type="float" office:value="4.37" calcext:value-type="float">
            <text:p>4,37</text:p>
          </table:table-cell>
          <table:table-cell office:value-type="float" office:value="70.84" calcext:value-type="float">
            <text:p>70,84</text:p>
          </table:table-cell>
          <table:table-cell table:formula="of:=[.$D$2]-[.D76]" office:value-type="float" office:value="2.04000000000001" calcext:value-type="float">
            <text:p>2,04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64" calcext:value-type="float">
            <text:p>74,64</text:p>
          </table:table-cell>
          <table:table-cell office:value-type="float" office:value="432379" calcext:value-type="float">
            <text:p>432379</text:p>
          </table:table-cell>
          <table:table-cell office:value-type="float" office:value="74.79" calcext:value-type="float">
            <text:p>74,79</text:p>
          </table:table-cell>
          <table:table-cell office:value-type="float" office:value="4.29" calcext:value-type="float">
            <text:p>4,29</text:p>
          </table:table-cell>
          <table:table-cell office:value-type="float" office:value="70.5" calcext:value-type="float">
            <text:p>70,5</text:p>
          </table:table-cell>
          <table:table-cell table:formula="of:=[.$D$2]-[.D77]" office:value-type="float" office:value="2.47" calcext:value-type="float">
            <text:p>2,4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" calcext:value-type="float">
            <text:p>75,3</text:p>
          </table:table-cell>
          <table:table-cell office:value-type="float" office:value="432427" calcext:value-type="float">
            <text:p>432427</text:p>
          </table:table-cell>
          <table:table-cell office:value-type="float" office:value="75.46" calcext:value-type="float">
            <text:p>75,46</text:p>
          </table:table-cell>
          <table:table-cell office:value-type="float" office:value="3.37" calcext:value-type="float">
            <text:p>3,37</text:p>
          </table:table-cell>
          <table:table-cell office:value-type="float" office:value="72.08" calcext:value-type="float">
            <text:p>72,08</text:p>
          </table:table-cell>
          <table:table-cell table:formula="of:=[.$D$2]-[.D78]" office:value-type="float" office:value="1.80000000000001" calcext:value-type="float">
            <text:p>1,8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26" calcext:value-type="float">
            <text:p>75,26</text:p>
          </table:table-cell>
          <table:table-cell office:value-type="float" office:value="432475" calcext:value-type="float">
            <text:p>432475</text:p>
          </table:table-cell>
          <table:table-cell office:value-type="float" office:value="75.41" calcext:value-type="float">
            <text:p>75,41</text:p>
          </table:table-cell>
          <table:table-cell office:value-type="float" office:value="4.53" calcext:value-type="float">
            <text:p>4,53</text:p>
          </table:table-cell>
          <table:table-cell office:value-type="float" office:value="70.88" calcext:value-type="float">
            <text:p>70,88</text:p>
          </table:table-cell>
          <table:table-cell table:formula="of:=[.$D$2]-[.D79]" office:value-type="float" office:value="1.85000000000001" calcext:value-type="float">
            <text:p>1,85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9" calcext:value-type="float">
            <text:p>75,39</text:p>
          </table:table-cell>
          <table:table-cell office:value-type="float" office:value="432523" calcext:value-type="float">
            <text:p>432523</text:p>
          </table:table-cell>
          <table:table-cell office:value-type="float" office:value="75.54" calcext:value-type="float">
            <text:p>75,54</text:p>
          </table:table-cell>
          <table:table-cell office:value-type="float" office:value="4.33" calcext:value-type="float">
            <text:p>4,33</text:p>
          </table:table-cell>
          <table:table-cell office:value-type="float" office:value="71.21" calcext:value-type="float">
            <text:p>71,21</text:p>
          </table:table-cell>
          <table:table-cell table:formula="of:=[.$D$2]-[.D80]" office:value-type="float" office:value="1.72" calcext:value-type="float">
            <text:p>1,7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78" calcext:value-type="float">
            <text:p>75,78</text:p>
          </table:table-cell>
          <table:table-cell office:value-type="float" office:value="432571" calcext:value-type="float">
            <text:p>432571</text:p>
          </table:table-cell>
          <table:table-cell office:value-type="float" office:value="75.93" calcext:value-type="float">
            <text:p>75,93</text:p>
          </table:table-cell>
          <table:table-cell office:value-type="float" office:value="2.46" calcext:value-type="float">
            <text:p>2,46</text:p>
          </table:table-cell>
          <table:table-cell office:value-type="float" office:value="73.47" calcext:value-type="float">
            <text:p>73,47</text:p>
          </table:table-cell>
          <table:table-cell table:formula="of:=[.$D$2]-[.D81]" office:value-type="float" office:value="1.33" calcext:value-type="float">
            <text:p>1,3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4" calcext:value-type="float">
            <text:p>75,34</text:p>
          </table:table-cell>
          <table:table-cell office:value-type="float" office:value="432619" calcext:value-type="float">
            <text:p>432619</text:p>
          </table:table-cell>
          <table:table-cell office:value-type="float" office:value="75.5" calcext:value-type="float">
            <text:p>75,5</text:p>
          </table:table-cell>
          <table:table-cell office:value-type="float" office:value="5.05" calcext:value-type="float">
            <text:p>5,05</text:p>
          </table:table-cell>
          <table:table-cell office:value-type="float" office:value="70.45" calcext:value-type="float">
            <text:p>70,45</text:p>
          </table:table-cell>
          <table:table-cell table:formula="of:=[.$D$2]-[.D82]" office:value-type="float" office:value="1.76000000000001" calcext:value-type="float">
            <text:p>1,76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11" calcext:value-type="float">
            <text:p>76,11</text:p>
          </table:table-cell>
          <table:table-cell office:value-type="float" office:value="432667" calcext:value-type="float">
            <text:p>432667</text:p>
          </table:table-cell>
          <table:table-cell office:value-type="float" office:value="76.27" calcext:value-type="float">
            <text:p>76,27</text:p>
          </table:table-cell>
          <table:table-cell office:value-type="float" office:value="3.62" calcext:value-type="float">
            <text:p>3,62</text:p>
          </table:table-cell>
          <table:table-cell office:value-type="float" office:value="72.64" calcext:value-type="float">
            <text:p>72,64</text:p>
          </table:table-cell>
          <table:table-cell table:formula="of:=[.$D$2]-[.D83]" office:value-type="float" office:value="0.990000000000009" calcext:value-type="float">
            <text:p>0,9900000000000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12" calcext:value-type="float">
            <text:p>75,12</text:p>
          </table:table-cell>
          <table:table-cell office:value-type="float" office:value="432715" calcext:value-type="float">
            <text:p>432715</text:p>
          </table:table-cell>
          <table:table-cell office:value-type="float" office:value="75.28" calcext:value-type="float">
            <text:p>75,28</text:p>
          </table:table-cell>
          <table:table-cell office:value-type="float" office:value="3.58" calcext:value-type="float">
            <text:p>3,58</text:p>
          </table:table-cell>
          <table:table-cell office:value-type="float" office:value="71.71" calcext:value-type="float">
            <text:p>71,71</text:p>
          </table:table-cell>
          <table:table-cell table:formula="of:=[.$D$2]-[.D84]"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5" calcext:value-type="float">
            <text:p>76,35</text:p>
          </table:table-cell>
          <table:table-cell office:value-type="float" office:value="432763" calcext:value-type="float">
            <text:p>432763</text:p>
          </table:table-cell>
          <table:table-cell office:value-type="float" office:value="76.51" calcext:value-type="float">
            <text:p>76,51</text:p>
          </table:table-cell>
          <table:table-cell office:value-type="float" office:value="5.13" calcext:value-type="float">
            <text:p>5,13</text:p>
          </table:table-cell>
          <table:table-cell office:value-type="float" office:value="71.37" calcext:value-type="float">
            <text:p>71,37</text:p>
          </table:table-cell>
          <table:table-cell table:formula="of:=[.$D$2]-[.D85]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17" calcext:value-type="float">
            <text:p>75,17</text:p>
          </table:table-cell>
          <table:table-cell office:value-type="float" office:value="432811" calcext:value-type="float">
            <text:p>432811</text:p>
          </table:table-cell>
          <table:table-cell office:value-type="float" office:value="75.32" calcext:value-type="float">
            <text:p>75,32</text:p>
          </table:table-cell>
          <table:table-cell office:value-type="float" office:value="3.53" calcext:value-type="float">
            <text:p>3,53</text:p>
          </table:table-cell>
          <table:table-cell office:value-type="float" office:value="71.79" calcext:value-type="float">
            <text:p>71,79</text:p>
          </table:table-cell>
          <table:table-cell table:formula="of:=[.$D$2]-[.D86]" office:value-type="float" office:value="1.94000000000001" calcext:value-type="float">
            <text:p>1,94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1" calcext:value-type="float">
            <text:p>76,41</text:p>
          </table:table-cell>
          <table:table-cell office:value-type="float" office:value="432859" calcext:value-type="float">
            <text:p>432859</text:p>
          </table:table-cell>
          <table:table-cell office:value-type="float" office:value="76.57" calcext:value-type="float">
            <text:p>76,57</text:p>
          </table:table-cell>
          <table:table-cell office:value-type="float" office:value="3.38" calcext:value-type="float">
            <text:p>3,38</text:p>
          </table:table-cell>
          <table:table-cell office:value-type="float" office:value="73.18" calcext:value-type="float">
            <text:p>73,18</text:p>
          </table:table-cell>
          <table:table-cell table:formula="of:=[.$D$2]-[.D87]" office:value-type="float" office:value="0.690000000000012" calcext:value-type="float">
            <text:p>0,69000000000001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66" calcext:value-type="float">
            <text:p>75,66</text:p>
          </table:table-cell>
          <table:table-cell office:value-type="float" office:value="432907" calcext:value-type="float">
            <text:p>432907</text:p>
          </table:table-cell>
          <table:table-cell office:value-type="float" office:value="75.8" calcext:value-type="float">
            <text:p>75,8</text:p>
          </table:table-cell>
          <table:table-cell office:value-type="float" office:value="3.46" calcext:value-type="float">
            <text:p>3,46</text:p>
          </table:table-cell>
          <table:table-cell office:value-type="float" office:value="72.34" calcext:value-type="float">
            <text:p>72,34</text:p>
          </table:table-cell>
          <table:table-cell table:formula="of:=[.$D$2]-[.D88]" office:value-type="float" office:value="1.46000000000001" calcext:value-type="float">
            <text:p>1,46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8" calcext:value-type="float">
            <text:p>76,38</text:p>
          </table:table-cell>
          <table:table-cell office:value-type="float" office:value="432955" calcext:value-type="float">
            <text:p>432955</text:p>
          </table:table-cell>
          <table:table-cell office:value-type="float" office:value="76.53" calcext:value-type="float">
            <text:p>76,53</text:p>
          </table:table-cell>
          <table:table-cell office:value-type="float" office:value="4.93" calcext:value-type="float">
            <text:p>4,93</text:p>
          </table:table-cell>
          <table:table-cell office:value-type="float" office:value="71.61" calcext:value-type="float">
            <text:p>71,61</text:p>
          </table:table-cell>
          <table:table-cell table:formula="of:=[.$D$2]-[.D89]" office:value-type="float" office:value="0.730000000000004" calcext:value-type="float">
            <text:p>0,73000000000000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5" calcext:value-type="float">
            <text:p>76,05</text:p>
          </table:table-cell>
          <table:table-cell office:value-type="float" office:value="433003" calcext:value-type="float">
            <text:p>433003</text:p>
          </table:table-cell>
          <table:table-cell office:value-type="float" office:value="76.2" calcext:value-type="float">
            <text:p>76,2</text:p>
          </table:table-cell>
          <table:table-cell office:value-type="float" office:value="6.32" calcext:value-type="float">
            <text:p>6,32</text:p>
          </table:table-cell>
          <table:table-cell office:value-type="float" office:value="69.87" calcext:value-type="float">
            <text:p>69,87</text:p>
          </table:table-cell>
          <table:table-cell table:formula="of:=[.$D$2]-[.D90]"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22" calcext:value-type="float">
            <text:p>76,22</text:p>
          </table:table-cell>
          <table:table-cell office:value-type="float" office:value="433051" calcext:value-type="float">
            <text:p>433051</text:p>
          </table:table-cell>
          <table:table-cell office:value-type="float" office:value="76.37" calcext:value-type="float">
            <text:p>76,37</text:p>
          </table:table-cell>
          <table:table-cell office:value-type="float" office:value="4.33" calcext:value-type="float">
            <text:p>4,33</text:p>
          </table:table-cell>
          <table:table-cell office:value-type="float" office:value="72.04" calcext:value-type="float">
            <text:p>72,04</text:p>
          </table:table-cell>
          <table:table-cell table:formula="of:=[.$D$2]-[.D91]" office:value-type="float" office:value="0.890000000000001" calcext:value-type="float">
            <text:p>0,89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6" calcext:value-type="float">
            <text:p>76,36</text:p>
          </table:table-cell>
          <table:table-cell office:value-type="float" office:value="433099" calcext:value-type="float">
            <text:p>433099</text:p>
          </table:table-cell>
          <table:table-cell office:value-type="float" office:value="76.5" calcext:value-type="float">
            <text:p>76,5</text:p>
          </table:table-cell>
          <table:table-cell office:value-type="float" office:value="3.89" calcext:value-type="float">
            <text:p>3,89</text:p>
          </table:table-cell>
          <table:table-cell office:value-type="float" office:value="72.6" calcext:value-type="float">
            <text:p>72,6</text:p>
          </table:table-cell>
          <table:table-cell table:formula="of:=[.$D$2]-[.D92]" office:value-type="float" office:value="0.760000000000005" calcext:value-type="float">
            <text:p>0,76000000000000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4" calcext:value-type="float">
            <text:p>76,04</text:p>
          </table:table-cell>
          <table:table-cell office:value-type="float" office:value="433147" calcext:value-type="float">
            <text:p>433147</text:p>
          </table:table-cell>
          <table:table-cell office:value-type="float" office:value="76.2" calcext:value-type="float">
            <text:p>76,2</text:p>
          </table:table-cell>
          <table:table-cell office:value-type="float" office:value="4.08" calcext:value-type="float">
            <text:p>4,08</text:p>
          </table:table-cell>
          <table:table-cell office:value-type="float" office:value="72.11" calcext:value-type="float">
            <text:p>72,11</text:p>
          </table:table-cell>
          <table:table-cell table:formula="of:=[.$D$2]-[.D93]"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61" calcext:value-type="float">
            <text:p>76,61</text:p>
          </table:table-cell>
          <table:table-cell office:value-type="float" office:value="433195" calcext:value-type="float">
            <text:p>433195</text:p>
          </table:table-cell>
          <table:table-cell office:value-type="float" office:value="76.76" calcext:value-type="float">
            <text:p>76,76</text:p>
          </table:table-cell>
          <table:table-cell office:value-type="float" office:value="4.21" calcext:value-type="float">
            <text:p>4,21</text:p>
          </table:table-cell>
          <table:table-cell office:value-type="float" office:value="72.55" calcext:value-type="float">
            <text:p>72,55</text:p>
          </table:table-cell>
          <table:table-cell table:formula="of:=[.$D$2]-[.D9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74" calcext:value-type="float">
            <text:p>75,74</text:p>
          </table:table-cell>
          <table:table-cell office:value-type="float" office:value="433243" calcext:value-type="float">
            <text:p>433243</text:p>
          </table:table-cell>
          <table:table-cell office:value-type="float" office:value="75.89" calcext:value-type="float">
            <text:p>75,89</text:p>
          </table:table-cell>
          <table:table-cell office:value-type="float" office:value="4.6" calcext:value-type="float">
            <text:p>4,6</text:p>
          </table:table-cell>
          <table:table-cell office:value-type="float" office:value="71.29" calcext:value-type="float">
            <text:p>71,29</text:p>
          </table:table-cell>
          <table:table-cell table:formula="of:=[.$D$2]-[.D95]" office:value-type="float" office:value="1.37" calcext:value-type="float">
            <text:p>1,3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77" calcext:value-type="float">
            <text:p>76,77</text:p>
          </table:table-cell>
          <table:table-cell office:value-type="float" office:value="433291" calcext:value-type="float">
            <text:p>433291</text:p>
          </table:table-cell>
          <table:table-cell office:value-type="float" office:value="76.91" calcext:value-type="float">
            <text:p>76,91</text:p>
          </table:table-cell>
          <table:table-cell office:value-type="float" office:value="3.13" calcext:value-type="float">
            <text:p>3,13</text:p>
          </table:table-cell>
          <table:table-cell office:value-type="float" office:value="73.78" calcext:value-type="float">
            <text:p>73,78</text:p>
          </table:table-cell>
          <table:table-cell table:formula="of:=[.$D$2]-[.D96]" office:value-type="float" office:value="0.350000000000009" calcext:value-type="float">
            <text:p>0,3500000000000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45" calcext:value-type="float">
            <text:p>75,45</text:p>
          </table:table-cell>
          <table:table-cell office:value-type="float" office:value="433339" calcext:value-type="float">
            <text:p>433339</text:p>
          </table:table-cell>
          <table:table-cell office:value-type="float" office:value="75.58" calcext:value-type="float">
            <text:p>75,58</text:p>
          </table:table-cell>
          <table:table-cell office:value-type="float" office:value="7" calcext:value-type="float">
            <text:p>7</text:p>
          </table:table-cell>
          <table:table-cell office:value-type="float" office:value="68.58" calcext:value-type="float">
            <text:p>68,58</text:p>
          </table:table-cell>
          <table:table-cell table:formula="of:=[.$D$2]-[.D97]" office:value-type="float" office:value="1.68000000000001" calcext:value-type="float">
            <text:p>1,68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1" calcext:value-type="float">
            <text:p>76,91</text:p>
          </table:table-cell>
          <table:table-cell office:value-type="float" office:value="433387" calcext:value-type="float">
            <text:p>433387</text:p>
          </table:table-cell>
          <table:table-cell office:value-type="float" office:value="77.04" calcext:value-type="float">
            <text:p>77,04</text:p>
          </table:table-cell>
          <table:table-cell office:value-type="float" office:value="4.92" calcext:value-type="float">
            <text:p>4,92</text:p>
          </table:table-cell>
          <table:table-cell office:value-type="float" office:value="72.13" calcext:value-type="float">
            <text:p>72,13</text:p>
          </table:table-cell>
          <table:table-cell table:formula="of:=[.$D$2]-[.D98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99" calcext:value-type="float">
            <text:p>75,99</text:p>
          </table:table-cell>
          <table:table-cell office:value-type="float" office:value="433435" calcext:value-type="float">
            <text:p>433435</text:p>
          </table:table-cell>
          <table:table-cell office:value-type="float" office:value="76.12" calcext:value-type="float">
            <text:p>76,12</text:p>
          </table:table-cell>
          <table:table-cell office:value-type="float" office:value="3.91" calcext:value-type="float">
            <text:p>3,91</text:p>
          </table:table-cell>
          <table:table-cell office:value-type="float" office:value="72.21" calcext:value-type="float">
            <text:p>72,21</text:p>
          </table:table-cell>
          <table:table-cell table:formula="of:=[.$D$2]-[.D99]" office:value-type="float" office:value="1.14" calcext:value-type="float">
            <text:p>1,1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9" calcext:value-type="float">
            <text:p>76,89</text:p>
          </table:table-cell>
          <table:table-cell office:value-type="float" office:value="433483" calcext:value-type="float">
            <text:p>433483</text:p>
          </table:table-cell>
          <table:table-cell office:value-type="float" office:value="77.02" calcext:value-type="float">
            <text:p>77,02</text:p>
          </table:table-cell>
          <table:table-cell office:value-type="float" office:value="7.55" calcext:value-type="float">
            <text:p>7,55</text:p>
          </table:table-cell>
          <table:table-cell office:value-type="float" office:value="69.47" calcext:value-type="float">
            <text:p>69,47</text:p>
          </table:table-cell>
          <table:table-cell table:formula="of:=[.$D$2]-[.D100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4" calcext:value-type="float">
            <text:p>76,44</text:p>
          </table:table-cell>
          <table:table-cell office:value-type="float" office:value="433531" calcext:value-type="float">
            <text:p>433531</text:p>
          </table:table-cell>
          <table:table-cell office:value-type="float" office:value="76.55" calcext:value-type="float">
            <text:p>76,55</text:p>
          </table:table-cell>
          <table:table-cell office:value-type="float" office:value="4.92" calcext:value-type="float">
            <text:p>4,92</text:p>
          </table:table-cell>
          <table:table-cell office:value-type="float" office:value="71.63" calcext:value-type="float">
            <text:p>71,63</text:p>
          </table:table-cell>
          <table:table-cell table:formula="of:=[.$D$2]-[.D101]" office:value-type="float" office:value="0.710000000000008" calcext:value-type="float">
            <text:p>0,71000000000000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" calcext:value-type="float">
            <text:p>76,8</text:p>
          </table:table-cell>
          <table:table-cell office:value-type="float" office:value="433579" calcext:value-type="float">
            <text:p>433579</text:p>
          </table:table-cell>
          <table:table-cell office:value-type="float" office:value="76.93" calcext:value-type="float">
            <text:p>76,93</text:p>
          </table:table-cell>
          <table:table-cell office:value-type="float" office:value="6.48" calcext:value-type="float">
            <text:p>6,48</text:p>
          </table:table-cell>
          <table:table-cell office:value-type="float" office:value="70.45" calcext:value-type="float">
            <text:p>70,45</text:p>
          </table:table-cell>
          <table:table-cell table:formula="of:=[.$D$2]-[.D102]" office:value-type="float" office:value="0.329999999999998" calcext:value-type="float">
            <text:p>0,32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73" calcext:value-type="float">
            <text:p>76,73</text:p>
          </table:table-cell>
          <table:table-cell office:value-type="float" office:value="433627" calcext:value-type="float">
            <text:p>433627</text:p>
          </table:table-cell>
          <table:table-cell office:value-type="float" office:value="76.86" calcext:value-type="float">
            <text:p>76,86</text:p>
          </table:table-cell>
          <table:table-cell office:value-type="float" office:value="6.64" calcext:value-type="float">
            <text:p>6,64</text:p>
          </table:table-cell>
          <table:table-cell office:value-type="float" office:value="70.21" calcext:value-type="float">
            <text:p>70,21</text:p>
          </table:table-cell>
          <table:table-cell table:formula="of:=[.$D$2]-[.D103]" office:value-type="float" office:value="0.400000000000006" calcext:value-type="float">
            <text:p>0,4000000000000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56" calcext:value-type="float">
            <text:p>76,56</text:p>
          </table:table-cell>
          <table:table-cell office:value-type="float" office:value="433675" calcext:value-type="float">
            <text:p>433675</text:p>
          </table:table-cell>
          <table:table-cell office:value-type="float" office:value="76.69" calcext:value-type="float">
            <text:p>76,69</text:p>
          </table:table-cell>
          <table:table-cell office:value-type="float" office:value="5.38" calcext:value-type="float">
            <text:p>5,38</text:p>
          </table:table-cell>
          <table:table-cell office:value-type="float" office:value="71.31" calcext:value-type="float">
            <text:p>71,31</text:p>
          </table:table-cell>
          <table:table-cell table:formula="of:=[.$D$2]-[.D104]" office:value-type="float" office:value="0.570000000000007" calcext:value-type="float">
            <text:p>0,57000000000000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6" calcext:value-type="float">
            <text:p>76,96</text:p>
          </table:table-cell>
          <table:table-cell office:value-type="float" office:value="433723" calcext:value-type="float">
            <text:p>433723</text:p>
          </table:table-cell>
          <table:table-cell office:value-type="float" office:value="77.08" calcext:value-type="float">
            <text:p>77,08</text:p>
          </table:table-cell>
          <table:table-cell office:value-type="float" office:value="3.54" calcext:value-type="float">
            <text:p>3,54</text:p>
          </table:table-cell>
          <table:table-cell office:value-type="float" office:value="73.54" calcext:value-type="float">
            <text:p>73,54</text:p>
          </table:table-cell>
          <table:table-cell table:formula="of:=[.$D$2]-[.D10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25" calcext:value-type="float">
            <text:p>76,25</text:p>
          </table:table-cell>
          <table:table-cell office:value-type="float" office:value="433771" calcext:value-type="float">
            <text:p>433771</text:p>
          </table:table-cell>
          <table:table-cell office:value-type="float" office:value="76.38" calcext:value-type="float">
            <text:p>76,38</text:p>
          </table:table-cell>
          <table:table-cell office:value-type="float" office:value="4.67" calcext:value-type="float">
            <text:p>4,67</text:p>
          </table:table-cell>
          <table:table-cell office:value-type="float" office:value="71.71" calcext:value-type="float">
            <text:p>71,71</text:p>
          </table:table-cell>
          <table:table-cell table:formula="of:=[.$D$2]-[.D106]" office:value-type="float" office:value="0.88000000000001" calcext:value-type="float">
            <text:p>0,88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6" calcext:value-type="float">
            <text:p>77,06</text:p>
          </table:table-cell>
          <table:table-cell office:value-type="float" office:value="433819" calcext:value-type="float">
            <text:p>433819</text:p>
          </table:table-cell>
          <table:table-cell office:value-type="float" office:value="77.18" calcext:value-type="float">
            <text:p>77,18</text:p>
          </table:table-cell>
          <table:table-cell office:value-type="float" office:value="4.09" calcext:value-type="float">
            <text:p>4,09</text:p>
          </table:table-cell>
          <table:table-cell office:value-type="float" office:value="73.09" calcext:value-type="float">
            <text:p>73,09</text:p>
          </table:table-cell>
          <table:table-cell table:formula="of:=[.$D$2]-[.D107]" office:value-type="float" office:value="0.0799999999999983" calcext:value-type="float">
            <text:p>0,07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82" calcext:value-type="float">
            <text:p>75,82</text:p>
          </table:table-cell>
          <table:table-cell office:value-type="float" office:value="433867" calcext:value-type="float">
            <text:p>433867</text:p>
          </table:table-cell>
          <table:table-cell office:value-type="float" office:value="75.94" calcext:value-type="float">
            <text:p>75,94</text:p>
          </table:table-cell>
          <table:table-cell office:value-type="float" office:value="4.82" calcext:value-type="float">
            <text:p>4,82</text:p>
          </table:table-cell>
          <table:table-cell office:value-type="float" office:value="71.13" calcext:value-type="float">
            <text:p>71,13</text:p>
          </table:table-cell>
          <table:table-cell table:formula="of:=[.$D$2]-[.D108]" office:value-type="float" office:value="1.32000000000001" calcext:value-type="float">
            <text:p>1,32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14" calcext:value-type="float">
            <text:p>77,14</text:p>
          </table:table-cell>
          <table:table-cell office:value-type="float" office:value="433915" calcext:value-type="float">
            <text:p>433915</text:p>
          </table:table-cell>
          <table:table-cell office:value-type="float" office:value="77.25" calcext:value-type="float">
            <text:p>77,25</text:p>
          </table:table-cell>
          <table:table-cell office:value-type="float" office:value="5.96" calcext:value-type="float">
            <text:p>5,96</text:p>
          </table:table-cell>
          <table:table-cell office:value-type="float" office:value="71.3" calcext:value-type="float">
            <text:p>71,3</text:p>
          </table:table-cell>
          <table:table-cell table:formula="of:=[.$D$2]-[.D109]" office:value-type="float" office:value="0.0100000000000051" calcext:value-type="float">
            <text:p>0,01000000000000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8" calcext:value-type="float">
            <text:p>76,08</text:p>
          </table:table-cell>
          <table:table-cell office:value-type="float" office:value="433963" calcext:value-type="float">
            <text:p>433963</text:p>
          </table:table-cell>
          <table:table-cell office:value-type="float" office:value="76.19" calcext:value-type="float">
            <text:p>76,19</text:p>
          </table:table-cell>
          <table:table-cell office:value-type="float" office:value="4.3" calcext:value-type="float">
            <text:p>4,3</text:p>
          </table:table-cell>
          <table:table-cell office:value-type="float" office:value="71.89" calcext:value-type="float">
            <text:p>71,89</text:p>
          </table:table-cell>
          <table:table-cell table:formula="of:=[.$D$2]-[.D110]" office:value-type="float" office:value="1.07000000000001" calcext:value-type="float">
            <text:p>1,070000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.15" calcext:value-type="float">
            <text:p>77,15</text:p>
          </table:table-cell>
          <table:table-cell office:value-type="float" office:value="434011" calcext:value-type="float">
            <text:p>434011</text:p>
          </table:table-cell>
          <table:table-cell office:value-type="float" office:value="77.26" calcext:value-type="float">
            <text:p>77,26</text:p>
          </table:table-cell>
          <table:table-cell office:value-type="float" office:value="8.73" calcext:value-type="float">
            <text:p>8,73</text:p>
          </table:table-cell>
          <table:table-cell office:value-type="float" office:value="68.53" calcext:value-type="float">
            <text:p>68,53</text:p>
          </table:table-cell>
          <table:table-cell table:formula="of:=[.$D$2]-[.D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9" calcext:value-type="float">
            <text:p>76,49</text:p>
          </table:table-cell>
          <table:table-cell office:value-type="float" office:value="434059" calcext:value-type="float">
            <text:p>434059</text:p>
          </table:table-cell>
          <table:table-cell office:value-type="float" office:value="76.6" calcext:value-type="float">
            <text:p>76,6</text:p>
          </table:table-cell>
          <table:table-cell office:value-type="float" office:value="4.39" calcext:value-type="float">
            <text:p>4,39</text:p>
          </table:table-cell>
          <table:table-cell office:value-type="float" office:value="72.2" calcext:value-type="float">
            <text:p>72,2</text:p>
          </table:table-cell>
          <table:table-cell table:formula="of:=[.$D$2]-[.D112]" office:value-type="float" office:value="0.660000000000011" calcext:value-type="float">
            <text:p>0,66000000000001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3" calcext:value-type="float">
            <text:p>77,03</text:p>
          </table:table-cell>
          <table:table-cell office:value-type="float" office:value="434107" calcext:value-type="float">
            <text:p>434107</text:p>
          </table:table-cell>
          <table:table-cell office:value-type="float" office:value="77.14" calcext:value-type="float">
            <text:p>77,14</text:p>
          </table:table-cell>
          <table:table-cell office:value-type="float" office:value="5.55" calcext:value-type="float">
            <text:p>5,55</text:p>
          </table:table-cell>
          <table:table-cell office:value-type="float" office:value="71.59" calcext:value-type="float">
            <text:p>71,59</text:p>
          </table:table-cell>
          <table:table-cell table:formula="of:=[.$D$2]-[.D113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2" calcext:value-type="float">
            <text:p>76,82</text:p>
          </table:table-cell>
          <table:table-cell office:value-type="float" office:value="434155" calcext:value-type="float">
            <text:p>434155</text:p>
          </table:table-cell>
          <table:table-cell office:value-type="float" office:value="76.93" calcext:value-type="float">
            <text:p>76,93</text:p>
          </table:table-cell>
          <table:table-cell office:value-type="float" office:value="4.74" calcext:value-type="float">
            <text:p>4,74</text:p>
          </table:table-cell>
          <table:table-cell office:value-type="float" office:value="72.19" calcext:value-type="float">
            <text:p>72,19</text:p>
          </table:table-cell>
          <table:table-cell table:formula="of:=[.$D$2]-[.D114]" office:value-type="float" office:value="0.329999999999998" calcext:value-type="float">
            <text:p>0,32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" calcext:value-type="float">
            <text:p>76,8</text:p>
          </table:table-cell>
          <table:table-cell office:value-type="float" office:value="434203" calcext:value-type="float">
            <text:p>434203</text:p>
          </table:table-cell>
          <table:table-cell office:value-type="float" office:value="76.91" calcext:value-type="float">
            <text:p>76,91</text:p>
          </table:table-cell>
          <table:table-cell office:value-type="float" office:value="3.48" calcext:value-type="float">
            <text:p>3,48</text:p>
          </table:table-cell>
          <table:table-cell office:value-type="float" office:value="73.43" calcext:value-type="float">
            <text:p>73,43</text:p>
          </table:table-cell>
          <table:table-cell table:formula="of:=[.$D$2]-[.D115]" office:value-type="float" office:value="0.350000000000009" calcext:value-type="float">
            <text:p>0,35000000000000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1" calcext:value-type="float">
            <text:p>77,01</text:p>
          </table:table-cell>
          <table:table-cell office:value-type="float" office:value="434251" calcext:value-type="float">
            <text:p>434251</text:p>
          </table:table-cell>
          <table:table-cell office:value-type="float" office:value="77.11" calcext:value-type="float">
            <text:p>77,11</text:p>
          </table:table-cell>
          <table:table-cell office:value-type="float" office:value="4.47" calcext:value-type="float">
            <text:p>4,47</text:p>
          </table:table-cell>
          <table:table-cell office:value-type="float" office:value="72.65" calcext:value-type="float">
            <text:p>72,65</text:p>
          </table:table-cell>
          <table:table-cell table:formula="of:=[.$D$2]-[.D116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9" calcext:value-type="float">
            <text:p>76,49</text:p>
          </table:table-cell>
          <table:table-cell office:value-type="float" office:value="434299" calcext:value-type="float">
            <text:p>434299</text:p>
          </table:table-cell>
          <table:table-cell office:value-type="float" office:value="76.6" calcext:value-type="float">
            <text:p>76,6</text:p>
          </table:table-cell>
          <table:table-cell office:value-type="float" office:value="6" calcext:value-type="float">
            <text:p>6</text:p>
          </table:table-cell>
          <table:table-cell office:value-type="float" office:value="70.59" calcext:value-type="float">
            <text:p>70,59</text:p>
          </table:table-cell>
          <table:table-cell table:formula="of:=[.$D$2]-[.D117]" office:value-type="float" office:value="0.660000000000011" calcext:value-type="float">
            <text:p>0,66000000000001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11" calcext:value-type="float">
            <text:p>77,11</text:p>
          </table:table-cell>
          <table:table-cell office:value-type="float" office:value="434347" calcext:value-type="float">
            <text:p>434347</text:p>
          </table:table-cell>
          <table:table-cell office:value-type="float" office:value="77.22" calcext:value-type="float">
            <text:p>77,22</text:p>
          </table:table-cell>
          <table:table-cell office:value-type="float" office:value="4.4" calcext:value-type="float">
            <text:p>4,4</text:p>
          </table:table-cell>
          <table:table-cell office:value-type="float" office:value="72.81" calcext:value-type="float">
            <text:p>72,81</text:p>
          </table:table-cell>
          <table:table-cell table:formula="of:=[.$D$2]-[.D118]" office:value-type="float" office:value="0.0400000000000063" calcext:value-type="float">
            <text:p>0,0400000000000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96" calcext:value-type="float">
            <text:p>75,96</text:p>
          </table:table-cell>
          <table:table-cell office:value-type="float" office:value="434395" calcext:value-type="float">
            <text:p>434395</text:p>
          </table:table-cell>
          <table:table-cell office:value-type="float" office:value="76.07" calcext:value-type="float">
            <text:p>76,07</text:p>
          </table:table-cell>
          <table:table-cell office:value-type="float" office:value="4" calcext:value-type="float">
            <text:p>4</text:p>
          </table:table-cell>
          <table:table-cell office:value-type="float" office:value="72.07" calcext:value-type="float">
            <text:p>72,07</text:p>
          </table:table-cell>
          <table:table-cell table:formula="of:=[.$D$2]-[.D119]" office:value-type="float" office:value="1.19000000000001" calcext:value-type="float">
            <text:p>1,19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4" calcext:value-type="float">
            <text:p>76,94</text:p>
          </table:table-cell>
          <table:table-cell office:value-type="float" office:value="434443" calcext:value-type="float">
            <text:p>434443</text:p>
          </table:table-cell>
          <table:table-cell office:value-type="float" office:value="77.05" calcext:value-type="float">
            <text:p>77,05</text:p>
          </table:table-cell>
          <table:table-cell office:value-type="float" office:value="2.9" calcext:value-type="float">
            <text:p>2,9</text:p>
          </table:table-cell>
          <table:table-cell office:value-type="float" office:value="74.15" calcext:value-type="float">
            <text:p>74,15</text:p>
          </table:table-cell>
          <table:table-cell table:formula="of:=[.$D$2]-[.D120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7" calcext:value-type="float">
            <text:p>75,37</text:p>
          </table:table-cell>
          <table:table-cell table:style-name="ce1" office:value-type="float" office:value="434491" calcext:value-type="float">
            <text:p>434491</text:p>
          </table:table-cell>
          <table:table-cell office:value-type="float" office:value="75.47" calcext:value-type="float">
            <text:p>75,47</text:p>
          </table:table-cell>
          <table:table-cell office:value-type="float" office:value="4.03" calcext:value-type="float">
            <text:p>4,03</text:p>
          </table:table-cell>
          <table:table-cell office:value-type="float" office:value="71.44" calcext:value-type="float">
            <text:p>71,44</text:p>
          </table:table-cell>
          <table:table-cell table:formula="of:=[.$D$2]-[.D121]" office:value-type="float" office:value="1.79000000000001" calcext:value-type="float">
            <text:p>1,790000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.63" calcext:value-type="float">
            <text:p>75,63</text:p>
          </table:table-cell>
          <table:table-cell office:value-type="float" office:value="434539" calcext:value-type="float">
            <text:p>434539</text:p>
          </table:table-cell>
          <table:table-cell office:value-type="float" office:value="75.74" calcext:value-type="float">
            <text:p>75,74</text:p>
          </table:table-cell>
          <table:table-cell office:value-type="float" office:value="3.7" calcext:value-type="float">
            <text:p>3,7</text:p>
          </table:table-cell>
          <table:table-cell office:value-type="float" office:value="72.04" calcext:value-type="float">
            <text:p>72,04</text:p>
          </table:table-cell>
          <table:table-cell table:formula="of:=[.$D$2]-[.D122]" office:value-type="float" office:value="1.52000000000001" calcext:value-type="float">
            <text:p>1,520000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2.48" calcext:value-type="float">
            <text:p>72,48</text:p>
          </table:table-cell>
          <table:table-cell office:value-type="float" office:value="434587" calcext:value-type="float">
            <text:p>434587</text:p>
          </table:table-cell>
          <table:table-cell office:value-type="float" office:value="72.58" calcext:value-type="float">
            <text:p>72,58</text:p>
          </table:table-cell>
          <table:table-cell office:value-type="float" office:value="3.31" calcext:value-type="float">
            <text:p>3,31</text:p>
          </table:table-cell>
          <table:table-cell office:value-type="float" office:value="69.27" calcext:value-type="float">
            <text:p>69,27</text:p>
          </table:table-cell>
          <table:table-cell table:formula="of:=[.$D$2]-[.D123]" office:value-type="float" office:value="4.68000000000001" calcext:value-type="float">
            <text:p>4,680000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8.87" calcext:value-type="float">
            <text:p>68,87</text:p>
          </table:table-cell>
          <table:table-cell office:value-type="float" office:value="434635" calcext:value-type="float">
            <text:p>434635</text:p>
          </table:table-cell>
          <table:table-cell office:value-type="float" office:value="68.98" calcext:value-type="float">
            <text:p>68,98</text:p>
          </table:table-cell>
          <table:table-cell office:value-type="float" office:value="4.02" calcext:value-type="float">
            <text:p>4,02</text:p>
          </table:table-cell>
          <table:table-cell office:value-type="float" office:value="64.95" calcext:value-type="float">
            <text:p>64,95</text:p>
          </table:table-cell>
          <table:table-cell table:formula="of:=[.$D$2]-[.D124]" office:value-type="float" office:value="8.28" calcext:value-type="float">
            <text:p>8,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.46" calcext:value-type="float">
            <text:p>61,46</text:p>
          </table:table-cell>
          <table:table-cell office:value-type="float" office:value="434683" calcext:value-type="float">
            <text:p>434683</text:p>
          </table:table-cell>
          <table:table-cell office:value-type="float" office:value="61.56" calcext:value-type="float">
            <text:p>61,56</text:p>
          </table:table-cell>
          <table:table-cell office:value-type="float" office:value="1.26" calcext:value-type="float">
            <text:p>1,26</text:p>
          </table:table-cell>
          <table:table-cell office:value-type="float" office:value="60.31" calcext:value-type="float">
            <text:p>60,31</text:p>
          </table:table-cell>
          <table:table-cell table:formula="of:=[.$D$2]-[.D125]" office:value-type="float" office:value="15.7" calcext:value-type="float">
            <text:p>15,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.67" calcext:value-type="float">
            <text:p>50,67</text:p>
          </table:table-cell>
          <table:table-cell office:value-type="float" office:value="434731" calcext:value-type="float">
            <text:p>434731</text:p>
          </table:table-cell>
          <table:table-cell office:value-type="float" office:value="50.78" calcext:value-type="float">
            <text:p>50,78</text:p>
          </table:table-cell>
          <table:table-cell office:value-type="float" office:value="4.92" calcext:value-type="float">
            <text:p>4,92</text:p>
          </table:table-cell>
          <table:table-cell office:value-type="float" office:value="45.85" calcext:value-type="float">
            <text:p>45,85</text:p>
          </table:table-cell>
          <table:table-cell table:formula="of:=[.$D$2]-[.D126]" office:value-type="float" office:value="26.48" calcext:value-type="float">
            <text:p>26,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.46" calcext:value-type="float">
            <text:p>31,46</text:p>
          </table:table-cell>
          <table:table-cell office:value-type="float" office:value="434779" calcext:value-type="float">
            <text:p>434779</text:p>
          </table:table-cell>
          <table:table-cell office:value-type="float" office:value="31.56" calcext:value-type="float">
            <text:p>31,56</text:p>
          </table:table-cell>
          <table:table-cell office:value-type="float" office:value="5.27" calcext:value-type="float">
            <text:p>5,27</text:p>
          </table:table-cell>
          <table:table-cell office:value-type="float" office:value="26.29" calcext:value-type="float">
            <text:p>26,29</text:p>
          </table:table-cell>
          <table:table-cell table:formula="of:=[.$D$2]-[.D127]" office:value-type="float" office:value="45.7" calcext:value-type="float">
            <text:p>45,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.61" calcext:value-type="float">
            <text:p>19,61</text:p>
          </table:table-cell>
          <table:table-cell office:value-type="float" office:value="434827" calcext:value-type="float">
            <text:p>434827</text:p>
          </table:table-cell>
          <table:table-cell office:value-type="float" office:value="19.72" calcext:value-type="float">
            <text:p>19,72</text:p>
          </table:table-cell>
          <table:table-cell office:value-type="float" office:value="5.6" calcext:value-type="float">
            <text:p>5,6</text:p>
          </table:table-cell>
          <table:table-cell office:value-type="float" office:value="14.12" calcext:value-type="float">
            <text:p>14,12</text:p>
          </table:table-cell>
          <table:table-cell table:formula="of:=[.$D$2]-[.D128]" office:value-type="float" office:value="57.54" calcext:value-type="float">
            <text:p>57,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35" calcext:value-type="float">
            <text:p>13,35</text:p>
          </table:table-cell>
          <table:table-cell office:value-type="float" office:value="434875" calcext:value-type="float">
            <text:p>434875</text:p>
          </table:table-cell>
          <table:table-cell office:value-type="float" office:value="13.45" calcext:value-type="float">
            <text:p>13,45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,45</text:p>
          </table:table-cell>
          <table:table-cell table:formula="of:=[.$D$2]-[.D129]" office:value-type="float" office:value="63.81" calcext:value-type="float">
            <text:p>63,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  <table:table-cell office:value-type="float" office:value="434923" calcext:value-type="float">
            <text:p>434923</text:p>
          </table:table-cell>
          <table:table-cell office:value-type="float" office:value="3.33" calcext:value-type="float">
            <text:p>3,33</text:p>
          </table:table-cell>
          <table:table-cell office:value-type="float" office:value="1.82" calcext:value-type="float">
            <text:p>1,82</text:p>
          </table:table-cell>
          <table:table-cell office:value-type="float" office:value="1.51" calcext:value-type="float">
            <text:p>1,51</text:p>
          </table:table-cell>
          <table:table-cell table:formula="of:=[.$D$2]-[.D130]" office:value-type="float" office:value="73.93" calcext:value-type="float">
            <text:p>73,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.76" calcext:value-type="float">
            <text:p>5,76</text:p>
          </table:table-cell>
          <table:table-cell office:value-type="float" office:value="434971" calcext:value-type="float">
            <text:p>434971</text:p>
          </table:table-cell>
          <table:table-cell office:value-type="float" office:value="4.02" calcext:value-type="float">
            <text:p>4,02</text:p>
          </table:table-cell>
          <table:table-cell office:value-type="float" office:value="3.92" calcext:value-type="float">
            <text:p>3,92</text:p>
          </table:table-cell>
          <table:table-cell office:value-type="float" office:value="0.1" calcext:value-type="float">
            <text:p>0,1</text:p>
          </table:table-cell>
          <table:table-cell table:formula="of:=[.$D$2]-[.D131]" office:value-type="float" office:value="73.24" calcext:value-type="float">
            <text:p>73,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.25" calcext:value-type="float">
            <text:p>6,25</text:p>
          </table:table-cell>
          <table:table-cell office:value-type="float" office:value="435019" calcext:value-type="float">
            <text:p>435019</text:p>
          </table:table-cell>
          <table:table-cell office:value-type="float" office:value="4.65" calcext:value-type="float">
            <text:p>4,65</text:p>
          </table:table-cell>
          <table:table-cell office:value-type="float" office:value="2.41" calcext:value-type="float">
            <text:p>2,41</text:p>
          </table:table-cell>
          <table:table-cell office:value-type="float" office:value="2.24" calcext:value-type="float">
            <text:p>2,24</text:p>
          </table:table-cell>
          <table:table-cell table:formula="of:=[.$D$2]-[.D132]" office:value-type="float" office:value="72.61" calcext:value-type="float">
            <text:p>72,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.39" calcext:value-type="float">
            <text:p>6,39</text:p>
          </table:table-cell>
          <table:table-cell office:value-type="float" office:value="435067" calcext:value-type="float">
            <text:p>43506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3.7" calcext:value-type="float">
            <text:p>3,7</text:p>
          </table:table-cell>
          <table:table-cell table:formula="of:=[.$D$2]-[.D133]" office:value-type="float" office:value="71.86" calcext:value-type="float">
            <text:p>71,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.02" calcext:value-type="float">
            <text:p>8,02</text:p>
          </table:table-cell>
          <table:table-cell office:value-type="float" office:value="435115" calcext:value-type="float">
            <text:p>435115</text:p>
          </table:table-cell>
          <table:table-cell office:value-type="float" office:value="5.92" calcext:value-type="float">
            <text:p>5,92</text:p>
          </table:table-cell>
          <table:table-cell office:value-type="float" office:value="5.25" calcext:value-type="float">
            <text:p>5,25</text:p>
          </table:table-cell>
          <table:table-cell office:value-type="float" office:value="0.66" calcext:value-type="float">
            <text:p>0,66</text:p>
          </table:table-cell>
          <table:table-cell table:formula="of:=[.$D$2]-[.D134]" office:value-type="float" office:value="71.34" calcext:value-type="float">
            <text:p>71,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2:54:50.7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2-02T13:40:50.016000000</dc:date>
    <meta:editing-duration>PT2H28M58S</meta:editing-duration>
    <meta:editing-cycles>19</meta:editing-cycles>
    <meta:generator>LibreOffice/6.3.1.2$Windows_X86_64 LibreOffice_project/b79626edf0065ac373bd1df5c28bd630b4424273</meta:generator>
    <meta:document-statistic meta:table-count="1" meta:cell-count="92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134 Лист1.F4:Лист1.G13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134" chart:class="chart:line">
            <chart:data-point chart:repeated="131"/>
          </chart:series>
          <chart:series chart:style-name="ch7" chart:values-cell-range-address="Лист1.F4:Лист1.F134" chart:class="chart:line">
            <chart:data-point chart:repeated="131"/>
          </chart:series>
          <chart:series chart:style-name="ch8" chart:values-cell-range-address="Лист1.G4:Лист1.G134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6">
                <text:p>14.16</text:p>
                <draw:g>
                  <svg:desc>Лист1.D4:Лист1.D134</svg:desc>
                </draw:g>
              </table:table-cell>
              <table:table-cell office:value-type="float" office:value="5.62">
                <text:p>5.62</text:p>
                <draw:g>
                  <svg:desc>Лист1.F4:Лист1.F134</svg:desc>
                </draw:g>
              </table:table-cell>
              <table:table-cell office:value-type="float" office:value="63.1">
                <text:p>63.1</text:p>
                <draw:g>
                  <svg:desc>Лист1.G4:Лист1.G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4">
                <text:p>14.74</text:p>
              </table:table-cell>
              <table:table-cell office:value-type="float" office:value="3.1">
                <text:p>3.1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3">
                <text:p>14.93</text:p>
              </table:table-cell>
              <table:table-cell office:value-type="float" office:value="5.53">
                <text:p>5.53</text:p>
              </table:table-cell>
              <table:table-cell office:value-type="float" office:value="62.33">
                <text:p>62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7">
                <text:p>12.87</text:p>
              </table:table-cell>
              <table:table-cell office:value-type="float" office:value="4.14">
                <text:p>4.14</text:p>
              </table:table-cell>
              <table:table-cell office:value-type="float" office:value="64.39">
                <text:p>64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5">
                <text:p>11.65</text:p>
              </table:table-cell>
              <table:table-cell office:value-type="float" office:value="2.35">
                <text:p>2.35</text:p>
              </table:table-cell>
              <table:table-cell office:value-type="float" office:value="65.61">
                <text:p>65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">
                <text:p>11.9</text:p>
              </table:table-cell>
              <table:table-cell office:value-type="float" office:value="5.61">
                <text:p>5.61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2">
                <text:p>12.82</text:p>
              </table:table-cell>
              <table:table-cell office:value-type="float" office:value="1.15">
                <text:p>1.15</text:p>
              </table:table-cell>
              <table:table-cell office:value-type="float" office:value="64.44">
                <text:p>6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7">
                <text:p>8.57</text:p>
              </table:table-cell>
              <table:table-cell office:value-type="float" office:value="0.27">
                <text:p>0.27</text:p>
              </table:table-cell>
              <table:table-cell office:value-type="float" office:value="68.69">
                <text:p>68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1">
                <text:p>31.91</text:p>
              </table:table-cell>
              <table:table-cell office:value-type="float" office:value="19.07">
                <text:p>19.07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46">
                <text:p>45.46</text:p>
              </table:table-cell>
              <table:table-cell office:value-type="float" office:value="36.72">
                <text:p>36.7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76">
                <text:p>52.76</text:p>
              </table:table-cell>
              <table:table-cell office:value-type="float" office:value="41.02">
                <text:p>41.0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37">
                <text:p>59.37</text:p>
              </table:table-cell>
              <table:table-cell office:value-type="float" office:value="49.21">
                <text:p>49.2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44">
                <text:p>61.44</text:p>
              </table:table-cell>
              <table:table-cell office:value-type="float" office:value="49.96">
                <text:p>49.96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33">
                <text:p>64.33</text:p>
              </table:table-cell>
              <table:table-cell office:value-type="float" office:value="54.91">
                <text:p>54.91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38">
                <text:p>64.38</text:p>
              </table:table-cell>
              <table:table-cell office:value-type="float" office:value="54.52">
                <text:p>54.5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46">
                <text:p>65.46</text:p>
              </table:table-cell>
              <table:table-cell office:value-type="float" office:value="55.58">
                <text:p>55.5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47">
                <text:p>65.47</text:p>
              </table:table-cell>
              <table:table-cell office:value-type="float" office:value="57.98">
                <text:p>57.98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76">
                <text:p>65.76</text:p>
              </table:table-cell>
              <table:table-cell office:value-type="float" office:value="57.89">
                <text:p>57.8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54.56">
                <text:p>54.56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68">
                <text:p>65.68</text:p>
              </table:table-cell>
              <table:table-cell office:value-type="float" office:value="59.56">
                <text:p>59.56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38">
                <text:p>66.38</text:p>
              </table:table-cell>
              <table:table-cell office:value-type="float" office:value="58.15">
                <text:p>58.1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52">
                <text:p>65.52</text:p>
              </table:table-cell>
              <table:table-cell office:value-type="float" office:value="54.72">
                <text:p>54.72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63">
                <text:p>66.63</text:p>
              </table:table-cell>
              <table:table-cell office:value-type="float" office:value="61.12">
                <text:p>61.1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35">
                <text:p>65.35</text:p>
              </table:table-cell>
              <table:table-cell office:value-type="float" office:value="58.6">
                <text:p>58.6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82">
                <text:p>66.82</text:p>
              </table:table-cell>
              <table:table-cell office:value-type="float" office:value="61.05">
                <text:p>61.0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59.03">
                <text:p>59.0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9">
                <text:p>66.9</text:p>
              </table:table-cell>
              <table:table-cell office:value-type="float" office:value="56.9">
                <text:p>56.9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55">
                <text:p>66.55</text:p>
              </table:table-cell>
              <table:table-cell office:value-type="float" office:value="60.81">
                <text:p>60.8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.05">
                <text:p>67.05</text:p>
              </table:table-cell>
              <table:table-cell office:value-type="float" office:value="58.23">
                <text:p>58.23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.21">
                <text:p>67.21</text:p>
              </table:table-cell>
              <table:table-cell office:value-type="float" office:value="60.8">
                <text:p>60.8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.15">
                <text:p>67.15</text:p>
              </table:table-cell>
              <table:table-cell office:value-type="float" office:value="57.03">
                <text:p>57.03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77">
                <text:p>67.77</text:p>
              </table:table-cell>
              <table:table-cell office:value-type="float" office:value="62">
                <text:p>62</text:p>
              </table:table-cell>
              <table:table-cell office:value-type="float" office:value="9.49000000000001">
                <text:p>9.49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28">
                <text:p>67.28</text:p>
              </table:table-cell>
              <table:table-cell office:value-type="float" office:value="57.67">
                <text:p>57.6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42">
                <text:p>68.42</text:p>
              </table:table-cell>
              <table:table-cell office:value-type="float" office:value="58.58">
                <text:p>58.58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4">
                <text:p>67.4</text:p>
              </table:table-cell>
              <table:table-cell office:value-type="float" office:value="62.84">
                <text:p>62.84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01">
                <text:p>69.01</text:p>
              </table:table-cell>
              <table:table-cell office:value-type="float" office:value="62.92">
                <text:p>62.9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34">
                <text:p>68.34</text:p>
              </table:table-cell>
              <table:table-cell office:value-type="float" office:value="61.59">
                <text:p>61.59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75">
                <text:p>69.75</text:p>
              </table:table-cell>
              <table:table-cell office:value-type="float" office:value="65.02">
                <text:p>65.02</text:p>
              </table:table-cell>
              <table:table-cell office:value-type="float" office:value="7.51000000000001">
                <text:p>7.51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52">
                <text:p>69.52</text:p>
              </table:table-cell>
              <table:table-cell office:value-type="float" office:value="62.08">
                <text:p>62.08</text:p>
              </table:table-cell>
              <table:table-cell office:value-type="float" office:value="7.74000000000001">
                <text:p>7.74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39">
                <text:p>70.39</text:p>
              </table:table-cell>
              <table:table-cell office:value-type="float" office:value="64.25">
                <text:p>64.25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62">
                <text:p>70.62</text:p>
              </table:table-cell>
              <table:table-cell office:value-type="float" office:value="64.28">
                <text:p>64.28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.99">
                <text:p>70.99</text:p>
              </table:table-cell>
              <table:table-cell office:value-type="float" office:value="64.53">
                <text:p>64.53</text:p>
              </table:table-cell>
              <table:table-cell office:value-type="float" office:value="6.27000000000001">
                <text:p>6.27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65">
                <text:p>71.65</text:p>
              </table:table-cell>
              <table:table-cell office:value-type="float" office:value="65.83">
                <text:p>65.83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.47">
                <text:p>71.47</text:p>
              </table:table-cell>
              <table:table-cell office:value-type="float" office:value="59.19">
                <text:p>59.19</text:p>
              </table:table-cell>
              <table:table-cell office:value-type="float" office:value="5.79000000000001">
                <text:p>5.79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.6">
                <text:p>72.6</text:p>
              </table:table-cell>
              <table:table-cell office:value-type="float" office:value="64.55">
                <text:p>64.55</text:p>
              </table:table-cell>
              <table:table-cell office:value-type="float" office:value="4.66000000000001">
                <text:p>4.66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89">
                <text:p>71.89</text:p>
              </table:table-cell>
              <table:table-cell office:value-type="float" office:value="63.3">
                <text:p>63.3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36">
                <text:p>73.36</text:p>
              </table:table-cell>
              <table:table-cell office:value-type="float" office:value="66.24">
                <text:p>66.24</text:p>
              </table:table-cell>
              <table:table-cell office:value-type="float" office:value="3.90000000000001">
                <text:p>3.9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43">
                <text:p>72.43</text:p>
              </table:table-cell>
              <table:table-cell office:value-type="float" office:value="61.65">
                <text:p>61.6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.89">
                <text:p>73.89</text:p>
              </table:table-cell>
              <table:table-cell office:value-type="float" office:value="64.64">
                <text:p>64.6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31">
                <text:p>73.31</text:p>
              </table:table-cell>
              <table:table-cell office:value-type="float" office:value="67.88">
                <text:p>67.8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09">
                <text:p>74.09</text:p>
              </table:table-cell>
              <table:table-cell office:value-type="float" office:value="66.52">
                <text:p>66.5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81">
                <text:p>73.81</text:p>
              </table:table-cell>
              <table:table-cell office:value-type="float" office:value="68.54">
                <text:p>68.5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5">
                <text:p>73.95</text:p>
              </table:table-cell>
              <table:table-cell office:value-type="float" office:value="68.12">
                <text:p>68.1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66.77">
                <text:p>66.77</text:p>
              </table:table-cell>
              <table:table-cell office:value-type="float" office:value="3.26000000000001">
                <text:p>3.26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49">
                <text:p>73.49</text:p>
              </table:table-cell>
              <table:table-cell office:value-type="float" office:value="64.17">
                <text:p>64.17</text:p>
              </table:table-cell>
              <table:table-cell office:value-type="float" office:value="3.77000000000001">
                <text:p>3.77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.91">
                <text:p>73.91</text:p>
              </table:table-cell>
              <table:table-cell office:value-type="float" office:value="66.91">
                <text:p>66.91</text:p>
              </table:table-cell>
              <table:table-cell office:value-type="float" office:value="3.35000000000001">
                <text:p>3.35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86">
                <text:p>72.86</text:p>
              </table:table-cell>
              <table:table-cell office:value-type="float" office:value="63.76">
                <text:p>63.76</text:p>
              </table:table-cell>
              <table:table-cell office:value-type="float" office:value="4.40000000000001">
                <text:p>4.4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71">
                <text:p>73.71</text:p>
              </table:table-cell>
              <table:table-cell office:value-type="float" office:value="69.61">
                <text:p>69.61</text:p>
              </table:table-cell>
              <table:table-cell office:value-type="float" office:value="3.55000000000001">
                <text:p>3.550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.17">
                <text:p>72.17</text:p>
              </table:table-cell>
              <table:table-cell office:value-type="float" office:value="67.65">
                <text:p>67.65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.41">
                <text:p>73.41</text:p>
              </table:table-cell>
              <table:table-cell office:value-type="float" office:value="70.84">
                <text:p>70.84</text:p>
              </table:table-cell>
              <table:table-cell office:value-type="float" office:value="3.85000000000001">
                <text:p>3.85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4">
                <text:p>72.4</text:p>
              </table:table-cell>
              <table:table-cell office:value-type="float" office:value="68.75">
                <text:p>68.7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.22">
                <text:p>73.22</text:p>
              </table:table-cell>
              <table:table-cell office:value-type="float" office:value="69.1">
                <text:p>69.1</text:p>
              </table:table-cell>
              <table:table-cell office:value-type="float" office:value="4.04000000000001">
                <text:p>4.04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72">
                <text:p>72.72</text:p>
              </table:table-cell>
              <table:table-cell office:value-type="float" office:value="67.5">
                <text:p>67.5</text:p>
              </table:table-cell>
              <table:table-cell office:value-type="float" office:value="4.54000000000001">
                <text:p>4.54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08">
                <text:p>73.08</text:p>
              </table:table-cell>
              <table:table-cell office:value-type="float" office:value="66.11">
                <text:p>66.11</text:p>
              </table:table-cell>
              <table:table-cell office:value-type="float" office:value="4.18000000000001">
                <text:p>4.18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17">
                <text:p>73.17</text:p>
              </table:table-cell>
              <table:table-cell office:value-type="float" office:value="68.17">
                <text:p>68.1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16">
                <text:p>73.16</text:p>
              </table:table-cell>
              <table:table-cell office:value-type="float" office:value="69.39">
                <text:p>69.39</text:p>
              </table:table-cell>
              <table:table-cell office:value-type="float" office:value="4.10000000000001">
                <text:p>4.1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.75">
                <text:p>73.75</text:p>
              </table:table-cell>
              <table:table-cell office:value-type="float" office:value="71.01">
                <text:p>71.01</text:p>
              </table:table-cell>
              <table:table-cell office:value-type="float" office:value="3.51000000000001">
                <text:p>3.51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.24">
                <text:p>73.24</text:p>
              </table:table-cell>
              <table:table-cell office:value-type="float" office:value="67.8">
                <text:p>67.8</text:p>
              </table:table-cell>
              <table:table-cell office:value-type="float" office:value="4.02000000000001">
                <text:p>4.020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34">
                <text:p>74.34</text:p>
              </table:table-cell>
              <table:table-cell office:value-type="float" office:value="69.36">
                <text:p>69.3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35">
                <text:p>73.35</text:p>
              </table:table-cell>
              <table:table-cell office:value-type="float" office:value="70.56">
                <text:p>70.56</text:p>
              </table:table-cell>
              <table:table-cell office:value-type="float" office:value="3.91000000000001">
                <text:p>3.91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.84">
                <text:p>74.84</text:p>
              </table:table-cell>
              <table:table-cell office:value-type="float" office:value="70.56">
                <text:p>70.5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.96">
                <text:p>73.96</text:p>
              </table:table-cell>
              <table:table-cell office:value-type="float" office:value="71.05">
                <text:p>71.05</text:p>
              </table:table-cell>
              <table:table-cell office:value-type="float" office:value="3.30000000000001">
                <text:p>3.300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.22">
                <text:p>75.22</text:p>
              </table:table-cell>
              <table:table-cell office:value-type="float" office:value="70.84">
                <text:p>70.84</text:p>
              </table:table-cell>
              <table:table-cell office:value-type="float" office:value="2.04000000000001">
                <text:p>2.040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79">
                <text:p>74.79</text:p>
              </table:table-cell>
              <table:table-cell office:value-type="float" office:value="70.5">
                <text:p>70.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46">
                <text:p>75.46</text:p>
              </table:table-cell>
              <table:table-cell office:value-type="float" office:value="72.08">
                <text:p>72.08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41">
                <text:p>75.41</text:p>
              </table:table-cell>
              <table:table-cell office:value-type="float" office:value="70.88">
                <text:p>70.88</text:p>
              </table:table-cell>
              <table:table-cell office:value-type="float" office:value="1.85000000000001">
                <text:p>1.85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54">
                <text:p>75.54</text:p>
              </table:table-cell>
              <table:table-cell office:value-type="float" office:value="71.21">
                <text:p>71.2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.93">
                <text:p>75.93</text:p>
              </table:table-cell>
              <table:table-cell office:value-type="float" office:value="73.47">
                <text:p>73.4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.5">
                <text:p>75.5</text:p>
              </table:table-cell>
              <table:table-cell office:value-type="float" office:value="70.45">
                <text:p>70.45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.27">
                <text:p>76.27</text:p>
              </table:table-cell>
              <table:table-cell office:value-type="float" office:value="72.64">
                <text:p>72.64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.28">
                <text:p>75.28</text:p>
              </table:table-cell>
              <table:table-cell office:value-type="float" office:value="71.71">
                <text:p>71.7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.51">
                <text:p>76.51</text:p>
              </table:table-cell>
              <table:table-cell office:value-type="float" office:value="71.37">
                <text:p>71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.32">
                <text:p>75.32</text:p>
              </table:table-cell>
              <table:table-cell office:value-type="float" office:value="71.79">
                <text:p>71.79</text:p>
              </table:table-cell>
              <table:table-cell office:value-type="float" office:value="1.94000000000001">
                <text:p>1.9400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.57">
                <text:p>76.57</text:p>
              </table:table-cell>
              <table:table-cell office:value-type="float" office:value="73.18">
                <text:p>73.18</text:p>
              </table:table-cell>
              <table:table-cell office:value-type="float" office:value="0.690000000000012">
                <text:p>0.690000000000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8">
                <text:p>75.8</text:p>
              </table:table-cell>
              <table:table-cell office:value-type="float" office:value="72.34">
                <text:p>72.34</text:p>
              </table:table-cell>
              <table:table-cell office:value-type="float" office:value="1.46000000000001">
                <text:p>1.460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53">
                <text:p>76.53</text:p>
              </table:table-cell>
              <table:table-cell office:value-type="float" office:value="71.61">
                <text:p>71.61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.2">
                <text:p>76.2</text:p>
              </table:table-cell>
              <table:table-cell office:value-type="float" office:value="69.87">
                <text:p>69.8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.37">
                <text:p>76.37</text:p>
              </table:table-cell>
              <table:table-cell office:value-type="float" office:value="72.04">
                <text:p>72.04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.5">
                <text:p>76.5</text:p>
              </table:table-cell>
              <table:table-cell office:value-type="float" office:value="72.6">
                <text:p>72.6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.2">
                <text:p>76.2</text:p>
              </table:table-cell>
              <table:table-cell office:value-type="float" office:value="72.11">
                <text:p>72.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.76">
                <text:p>76.76</text:p>
              </table:table-cell>
              <table:table-cell office:value-type="float" office:value="72.55">
                <text:p>72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89">
                <text:p>75.89</text:p>
              </table:table-cell>
              <table:table-cell office:value-type="float" office:value="71.29">
                <text:p>71.2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91">
                <text:p>76.91</text:p>
              </table:table-cell>
              <table:table-cell office:value-type="float" office:value="73.78">
                <text:p>73.78</text:p>
              </table:table-cell>
              <table:table-cell office:value-type="float" office:value="0.350000000000009">
                <text:p>0.350000000000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58">
                <text:p>75.58</text:p>
              </table:table-cell>
              <table:table-cell office:value-type="float" office:value="68.58">
                <text:p>68.58</text:p>
              </table:table-cell>
              <table:table-cell office:value-type="float" office:value="1.68000000000001">
                <text:p>1.68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.04">
                <text:p>77.04</text:p>
              </table:table-cell>
              <table:table-cell office:value-type="float" office:value="72.13">
                <text:p>72.13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.12">
                <text:p>76.12</text:p>
              </table:table-cell>
              <table:table-cell office:value-type="float" office:value="72.21">
                <text:p>72.2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02">
                <text:p>77.02</text:p>
              </table:table-cell>
              <table:table-cell office:value-type="float" office:value="69.47">
                <text:p>69.47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.55">
                <text:p>76.55</text:p>
              </table:table-cell>
              <table:table-cell office:value-type="float" office:value="71.63">
                <text:p>71.63</text:p>
              </table:table-cell>
              <table:table-cell office:value-type="float" office:value="0.710000000000008">
                <text:p>0.710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93">
                <text:p>76.93</text:p>
              </table:table-cell>
              <table:table-cell office:value-type="float" office:value="70.45">
                <text:p>70.45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6">
                <text:p>76.86</text:p>
              </table:table-cell>
              <table:table-cell office:value-type="float" office:value="70.21">
                <text:p>70.21</text:p>
              </table:table-cell>
              <table:table-cell office:value-type="float" office:value="0.400000000000006">
                <text:p>0.400000000000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69">
                <text:p>76.69</text:p>
              </table:table-cell>
              <table:table-cell office:value-type="float" office:value="71.31">
                <text:p>71.31</text:p>
              </table:table-cell>
              <table:table-cell office:value-type="float" office:value="0.570000000000007">
                <text:p>0.570000000000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.08">
                <text:p>77.08</text:p>
              </table:table-cell>
              <table:table-cell office:value-type="float" office:value="73.54">
                <text:p>73.54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38">
                <text:p>76.38</text:p>
              </table:table-cell>
              <table:table-cell office:value-type="float" office:value="71.71">
                <text:p>71.71</text:p>
              </table:table-cell>
              <table:table-cell office:value-type="float" office:value="0.88000000000001">
                <text:p>0.88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18">
                <text:p>77.18</text:p>
              </table:table-cell>
              <table:table-cell office:value-type="float" office:value="73.09">
                <text:p>73.09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94">
                <text:p>75.94</text:p>
              </table:table-cell>
              <table:table-cell office:value-type="float" office:value="71.13">
                <text:p>71.13</text:p>
              </table:table-cell>
              <table:table-cell office:value-type="float" office:value="1.32000000000001">
                <text:p>1.3200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.25">
                <text:p>77.25</text:p>
              </table:table-cell>
              <table:table-cell office:value-type="float" office:value="71.3">
                <text:p>71.3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.19">
                <text:p>76.19</text:p>
              </table:table-cell>
              <table:table-cell office:value-type="float" office:value="71.89">
                <text:p>71.89</text:p>
              </table:table-cell>
              <table:table-cell office:value-type="float" office:value="1.07000000000001">
                <text:p>1.07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26">
                <text:p>77.26</text:p>
              </table:table-cell>
              <table:table-cell office:value-type="float" office:value="68.53">
                <text:p>68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.6">
                <text:p>76.6</text:p>
              </table:table-cell>
              <table:table-cell office:value-type="float" office:value="72.2">
                <text:p>72.2</text:p>
              </table:table-cell>
              <table:table-cell office:value-type="float" office:value="0.660000000000011">
                <text:p>0.660000000000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14">
                <text:p>77.14</text:p>
              </table:table-cell>
              <table:table-cell office:value-type="float" office:value="71.59">
                <text:p>71.59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.93">
                <text:p>76.93</text:p>
              </table:table-cell>
              <table:table-cell office:value-type="float" office:value="72.19">
                <text:p>72.19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91">
                <text:p>76.91</text:p>
              </table:table-cell>
              <table:table-cell office:value-type="float" office:value="73.43">
                <text:p>73.43</text:p>
              </table:table-cell>
              <table:table-cell office:value-type="float" office:value="0.350000000000009">
                <text:p>0.3500000000000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.11">
                <text:p>77.11</text:p>
              </table:table-cell>
              <table:table-cell office:value-type="float" office:value="72.65">
                <text:p>72.65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6">
                <text:p>76.6</text:p>
              </table:table-cell>
              <table:table-cell office:value-type="float" office:value="70.59">
                <text:p>70.59</text:p>
              </table:table-cell>
              <table:table-cell office:value-type="float" office:value="0.660000000000011">
                <text:p>0.660000000000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22">
                <text:p>77.22</text:p>
              </table:table-cell>
              <table:table-cell office:value-type="float" office:value="72.81">
                <text:p>72.81</text:p>
              </table:table-cell>
              <table:table-cell office:value-type="float" office:value="0.0400000000000063">
                <text:p>0.0400000000000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.07">
                <text:p>76.07</text:p>
              </table:table-cell>
              <table:table-cell office:value-type="float" office:value="72.07">
                <text:p>72.07</text:p>
              </table:table-cell>
              <table:table-cell office:value-type="float" office:value="1.19000000000001">
                <text:p>1.1900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05">
                <text:p>77.05</text:p>
              </table:table-cell>
              <table:table-cell office:value-type="float" office:value="74.15">
                <text:p>74.15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47">
                <text:p>75.47</text:p>
              </table:table-cell>
              <table:table-cell office:value-type="float" office:value="71.44">
                <text:p>71.44</text:p>
              </table:table-cell>
              <table:table-cell office:value-type="float" office:value="1.79000000000001">
                <text:p>1.7900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74">
                <text:p>75.74</text:p>
              </table:table-cell>
              <table:table-cell office:value-type="float" office:value="72.04">
                <text:p>72.04</text:p>
              </table:table-cell>
              <table:table-cell office:value-type="float" office:value="1.52000000000001">
                <text:p>1.520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.58">
                <text:p>72.58</text:p>
              </table:table-cell>
              <table:table-cell office:value-type="float" office:value="69.27">
                <text:p>69.27</text:p>
              </table:table-cell>
              <table:table-cell office:value-type="float" office:value="4.68000000000001">
                <text:p>4.6800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98">
                <text:p>68.98</text:p>
              </table:table-cell>
              <table:table-cell office:value-type="float" office:value="64.95">
                <text:p>64.9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.56">
                <text:p>61.56</text:p>
              </table:table-cell>
              <table:table-cell office:value-type="float" office:value="60.31">
                <text:p>60.3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78">
                <text:p>50.78</text:p>
              </table:table-cell>
              <table:table-cell office:value-type="float" office:value="45.85">
                <text:p>45.85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56">
                <text:p>31.56</text:p>
              </table:table-cell>
              <table:table-cell office:value-type="float" office:value="26.29">
                <text:p>26.2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72">
                <text:p>19.72</text:p>
              </table:table-cell>
              <table:table-cell office:value-type="float" office:value="14.12">
                <text:p>14.12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45">
                <text:p>13.45</text:p>
              </table:table-cell>
              <table:table-cell office:value-type="float" office:value="12.45">
                <text:p>12.45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3">
                <text:p>3.33</text:p>
              </table:table-cell>
              <table:table-cell office:value-type="float" office:value="1.51">
                <text:p>1.51</text:p>
              </table:table-cell>
              <table:table-cell office:value-type="float" office:value="73.93">
                <text:p>73.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">
                <text:p>4.02</text:p>
              </table:table-cell>
              <table:table-cell office:value-type="float" office:value="0.1">
                <text:p>0.1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65">
                <text:p>4.65</text:p>
              </table:table-cell>
              <table:table-cell office:value-type="float" office:value="2.24">
                <text:p>2.24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">
                <text:p>5.4</text:p>
              </table:table-cell>
              <table:table-cell office:value-type="float" office:value="3.7">
                <text:p>3.7</text:p>
              </table:table-cell>
              <table:table-cell office:value-type="float" office:value="71.86">
                <text:p>71.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2">
                <text:p>5.92</text:p>
              </table:table-cell>
              <table:table-cell office:value-type="float" office:value="0.66">
                <text:p>0.66</text:p>
              </table:table-cell>
              <table:table-cell office:value-type="float" office:value="71.34">
                <text:p>7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